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2000000200000169000000FD8678747DAA281601.eps" manifest:media-type="image/x-eps"/>
  <manifest:file-entry manifest:full-path="Pictures/2000000200000169000000FDFC114BAEC16454EB.eps" manifest:media-type="image/x-eps"/>
  <manifest:file-entry manifest:full-path="Pictures/2000000200000169000000FD85EC0987CF817300.eps" manifest:media-type="image/x-eps"/>
  <manifest:file-entry manifest:full-path="Pictures/2000000200000169000000FD4C62A180909E7D93.eps" manifest:media-type="image/x-eps"/>
  <manifest:file-entry manifest:full-path="Pictures/2000000200000169000000FD5114DDC40F4B8325.eps" manifest:media-type="image/x-eps"/>
  <manifest:file-entry manifest:full-path="Pictures/2000000200000169000000FDD64E68ADE9795958.eps" manifest:media-type="image/x-eps"/>
  <manifest:file-entry manifest:full-path="Pictures/2000000200000169000000FD54FE1EC550847B0E.eps" manifest:media-type="image/x-eps"/>
  <manifest:file-entry manifest:full-path="Pictures/2000000200000169000000FDAD3077A702CF2241.eps" manifest:media-type="image/x-eps"/>
  <manifest:file-entry manifest:full-path="Pictures/2000000200000169000000FD491870DD26376DB8.eps" manifest:media-type="image/x-eps"/>
  <manifest:file-entry manifest:full-path="Pictures/2000000200000169000000FDC7CA2A9157E71E49.eps" manifest:media-type="image/x-eps"/>
  <manifest:file-entry manifest:full-path="Pictures/2000000200000169000000FD14D2C99440CAD213.eps" manifest:media-type="image/x-eps"/>
  <manifest:file-entry manifest:full-path="Pictures/2000000200000169000000FD876F27FE4FCDB3F7.eps" manifest:media-type="image/x-eps"/>
  <manifest:file-entry manifest:full-path="Pictures/2000000200000169000000FDD886C0E8E5D39138.eps" manifest:media-type="image/x-eps"/>
  <manifest:file-entry manifest:full-path="Pictures/2000000200000169000000FD7BDECA288CBA7423.eps" manifest:media-type="image/x-eps"/>
  <manifest:file-entry manifest:full-path="Pictures/2000000200000169000000FD1C95F8DAC1367D64.eps" manifest:media-type="image/x-eps"/>
  <manifest:file-entry manifest:full-path="Pictures/2000000200000169000000FD865D94B5B6A01FA1.eps" manifest:media-type="image/x-eps"/>
  <manifest:file-entry manifest:full-path="Pictures/2000000200000169000000FD0580B1E052801393.eps" manifest:media-type="image/x-eps"/>
  <manifest:file-entry manifest:full-path="Pictures/2000000200000169000000FD9CA39B7F673D398F.eps" manifest:media-type="image/x-eps"/>
  <manifest:file-entry manifest:full-path="Pictures/2000000200000169000000FD13D325FA27683D5B.eps" manifest:media-type="image/x-eps"/>
  <manifest:file-entry manifest:full-path="Pictures/2000000200000169000000FDE9A533DB41C31371.eps" manifest:media-type="image/x-ep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a637a" officeooo:paragraph-rsid="000a637a"/>
    </style:style>
    <style:style style:name="P2" style:family="paragraph" style:parent-style-name="Standard">
      <style:paragraph-properties fo:text-align="center" style:justify-single-word="false"/>
      <style:text-properties style:font-name="sans-serif" fo:font-size="15pt"/>
    </style:style>
    <style:style style:name="P3" style:family="paragraph" style:parent-style-name="Standard">
      <style:paragraph-properties fo:text-align="start" style:justify-single-word="false"/>
      <style:text-properties style:font-name="sans-serif" fo:font-size="15pt" officeooo:rsid="000a637a" officeooo:paragraph-rsid="000a637a"/>
    </style:style>
    <style:style style:name="P4" style:family="paragraph" style:parent-style-name="Standard">
      <style:paragraph-properties fo:text-align="start" style:justify-single-word="false"/>
      <style:text-properties style:font-name="sans-serif" fo:font-size="15pt" fo:font-weight="bold" officeooo:rsid="000a637a" officeooo:paragraph-rsid="000a637a" style:font-weight-asian="bold" style:font-weight-complex="bold"/>
    </style:style>
    <style:style style:name="P5" style:family="paragraph" style:parent-style-name="Standard">
      <style:paragraph-properties fo:margin-top="0.201cm" fo:margin-bottom="0.201cm" loext:contextual-spacing="false" fo:text-align="center" style:justify-single-word="false"/>
      <style:text-properties style:font-name="sans-serif" fo:font-size="22.5pt"/>
    </style:style>
    <style:style style:name="P6" style:family="paragraph" style:parent-style-name="Standard">
      <style:paragraph-properties fo:margin-top="0.302cm" fo:margin-bottom="0.302cm" loext:contextual-spacing="false" fo:text-align="center" style:justify-single-word="false"/>
      <style:text-properties style:font-name="sans-serif" fo:font-size="22.5pt" officeooo:paragraph-rsid="000a637a"/>
    </style:style>
    <style:style style:name="P7" style:family="paragraph" style:parent-style-name="Standard">
      <style:paragraph-properties fo:margin-top="0.402cm" fo:margin-bottom="0.402cm" loext:contextual-spacing="false" fo:text-align="center" style:justify-single-word="false"/>
      <style:text-properties style:font-name="sans-serif" fo:font-size="34.5pt"/>
    </style:style>
    <style:style style:name="P8" style:family="paragraph" style:parent-style-name="Text_20_body">
      <style:text-properties officeooo:paragraph-rsid="001ea113"/>
    </style:style>
    <style:style style:name="P9" style:family="paragraph" style:parent-style-name="Text_20_body">
      <style:text-properties officeooo:paragraph-rsid="000c56f3"/>
    </style:style>
    <style:style style:name="P10" style:family="paragraph" style:parent-style-name="Text_20_body">
      <style:text-properties officeooo:rsid="003636ee" officeooo:paragraph-rsid="003636ee"/>
    </style:style>
    <style:style style:name="P11" style:family="paragraph" style:parent-style-name="Text_20_body">
      <style:text-properties officeooo:rsid="0032fb8a" officeooo:paragraph-rsid="0032fb8a"/>
    </style:style>
    <style:style style:name="P12" style:family="paragraph" style:parent-style-name="Text_20_body">
      <style:text-properties officeooo:rsid="0032033d" officeooo:paragraph-rsid="0032033d"/>
    </style:style>
    <style:style style:name="P13" style:family="paragraph" style:parent-style-name="Text_20_body">
      <style:text-properties officeooo:rsid="004ad8b5" officeooo:paragraph-rsid="004ad8b5"/>
    </style:style>
    <style:style style:name="P14" style:family="paragraph" style:parent-style-name="Text_20_body">
      <style:text-properties officeooo:rsid="004c9c4c" officeooo:paragraph-rsid="004c9c4c"/>
    </style:style>
    <style:style style:name="P15" style:family="paragraph" style:parent-style-name="Text_20_body">
      <style:text-properties officeooo:rsid="004ddc4f" officeooo:paragraph-rsid="004ddc4f"/>
    </style:style>
    <style:style style:name="P16" style:family="paragraph" style:parent-style-name="Text_20_body">
      <style:text-properties officeooo:rsid="004e3d35" officeooo:paragraph-rsid="004e3d35"/>
    </style:style>
    <style:style style:name="P17" style:family="paragraph" style:parent-style-name="Text_20_body">
      <style:text-properties officeooo:rsid="004f9f62" officeooo:paragraph-rsid="004f9f62"/>
    </style:style>
    <style:style style:name="P18" style:family="paragraph" style:parent-style-name="Text_20_body_20_indent">
      <style:paragraph-properties fo:margin-left="1.251cm" fo:margin-right="0cm" fo:text-indent="0cm" style:auto-text-indent="false"/>
      <style:text-properties officeooo:rsid="00110079" officeooo:paragraph-rsid="00110079"/>
    </style:style>
    <style:style style:name="P19" style:family="paragraph" style:parent-style-name="Text_20_body_20_indent">
      <style:paragraph-properties fo:margin-left="1.251cm" fo:margin-right="0cm" fo:text-indent="0cm" style:auto-text-indent="false"/>
      <style:text-properties officeooo:rsid="0012ead0" officeooo:paragraph-rsid="0012ead0"/>
    </style:style>
    <style:style style:name="P20" style:family="paragraph" style:parent-style-name="Text_20_body_20_indent">
      <style:text-properties officeooo:rsid="001960ea" officeooo:paragraph-rsid="001960ea"/>
    </style:style>
    <style:style style:name="P21" style:family="paragraph" style:parent-style-name="Text_20_body_20_indent">
      <style:text-properties officeooo:rsid="001960ea" officeooo:paragraph-rsid="001a1e36"/>
    </style:style>
    <style:style style:name="P22" style:family="paragraph" style:parent-style-name="Text_20_body_20_indent">
      <style:text-properties officeooo:rsid="001a1e36" officeooo:paragraph-rsid="001a1e36"/>
    </style:style>
    <style:style style:name="P23" style:family="paragraph" style:parent-style-name="Text_20_body_20_indent">
      <style:text-properties officeooo:paragraph-rsid="001c0ac9"/>
    </style:style>
    <style:style style:name="P24" style:family="paragraph" style:parent-style-name="Text_20_body_20_indent">
      <style:text-properties officeooo:rsid="001c0ac9" officeooo:paragraph-rsid="001c0ac9"/>
    </style:style>
    <style:style style:name="P25" style:family="paragraph" style:parent-style-name="Text_20_body_20_indent">
      <style:text-properties officeooo:rsid="001c0ac9" officeooo:paragraph-rsid="0030cee0"/>
    </style:style>
    <style:style style:name="P26" style:family="paragraph" style:parent-style-name="Text_20_body_20_indent">
      <style:text-properties officeooo:paragraph-rsid="001cc900"/>
    </style:style>
    <style:style style:name="P27" style:family="paragraph" style:parent-style-name="Text_20_body_20_indent">
      <style:paragraph-properties fo:text-align="center" style:justify-single-word="false"/>
      <style:text-properties officeooo:paragraph-rsid="001cc900"/>
    </style:style>
    <style:style style:name="P28" style:family="paragraph" style:parent-style-name="Text_20_body_20_indent">
      <style:paragraph-properties fo:text-align="center" style:justify-single-word="false"/>
      <style:text-properties officeooo:paragraph-rsid="0022412f"/>
    </style:style>
    <style:style style:name="P29" style:family="paragraph" style:parent-style-name="Text_20_body_20_indent">
      <style:text-properties officeooo:paragraph-rsid="002782cf"/>
    </style:style>
    <style:style style:name="P30" style:family="paragraph" style:parent-style-name="Text_20_body_20_indent">
      <style:text-properties officeooo:rsid="002782cf" officeooo:paragraph-rsid="002782cf"/>
    </style:style>
    <style:style style:name="P31" style:family="paragraph" style:parent-style-name="Text_20_body_20_indent">
      <style:text-properties officeooo:paragraph-rsid="002998b9"/>
    </style:style>
    <style:style style:name="P32" style:family="paragraph" style:parent-style-name="Text_20_body_20_indent">
      <style:text-properties fo:font-size="9pt" officeooo:paragraph-rsid="001cc900" style:font-size-asian="9pt" style:font-size-complex="9pt"/>
    </style:style>
    <style:style style:name="P33" style:family="paragraph" style:parent-style-name="Text_20_body_20_indent">
      <style:paragraph-properties fo:text-align="center" style:justify-single-word="false"/>
      <style:text-properties fo:font-size="9pt" officeooo:rsid="001cc900" officeooo:paragraph-rsid="001cc900" style:font-size-asian="9pt" style:font-size-complex="9pt"/>
    </style:style>
    <style:style style:name="P34" style:family="paragraph" style:parent-style-name="Text_20_body_20_indent">
      <style:text-properties fo:font-size="9pt" officeooo:rsid="001cc900" officeooo:paragraph-rsid="001cc900" style:font-size-asian="9pt" style:font-size-complex="9pt"/>
    </style:style>
    <style:style style:name="P35" style:family="paragraph" style:parent-style-name="Text_20_body_20_indent">
      <style:text-properties officeooo:paragraph-rsid="002ca6c9"/>
    </style:style>
    <style:style style:name="P36" style:family="paragraph" style:parent-style-name="Text_20_body_20_indent">
      <style:text-properties officeooo:paragraph-rsid="002e3305"/>
    </style:style>
    <style:style style:name="P37" style:family="paragraph" style:parent-style-name="Text_20_body_20_indent">
      <style:text-properties officeooo:rsid="002e3305" officeooo:paragraph-rsid="002e3305"/>
    </style:style>
    <style:style style:name="P38" style:family="paragraph" style:parent-style-name="Text_20_body_20_indent">
      <style:text-properties officeooo:paragraph-rsid="002f7423"/>
    </style:style>
    <style:style style:name="P39" style:family="paragraph" style:parent-style-name="Text_20_body_20_indent">
      <style:text-properties officeooo:paragraph-rsid="0030cee0"/>
    </style:style>
    <style:style style:name="P40" style:family="paragraph" style:parent-style-name="Text_20_body_20_indent">
      <style:paragraph-properties fo:margin-left="0cm" fo:margin-right="0cm" fo:text-align="center" style:justify-single-word="false" fo:text-indent="0cm" style:auto-text-indent="false"/>
      <style:text-properties officeooo:paragraph-rsid="001cc900"/>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officeooo:rsid="004ad8b5" officeooo:paragraph-rsid="004ad8b5"/>
    </style:style>
    <style:style style:name="P43" style:family="paragraph" style:parent-style-name="Text_20_body">
      <style:paragraph-properties fo:break-before="page"/>
      <style:text-properties officeooo:rsid="004c9c4c" officeooo:paragraph-rsid="004c9c4c"/>
    </style:style>
    <style:style style:name="P44" style:family="paragraph" style:parent-style-name="Text_20_body">
      <style:paragraph-properties fo:break-before="page"/>
      <style:text-properties officeooo:rsid="004ddc4f" officeooo:paragraph-rsid="004ddc4f"/>
    </style:style>
    <style:style style:name="P45" style:family="paragraph" style:parent-style-name="Text_20_body">
      <style:paragraph-properties fo:break-before="page"/>
      <style:text-properties officeooo:rsid="004f9f62" officeooo:paragraph-rsid="004f9f62"/>
    </style:style>
    <style:style style:name="P46" style:family="paragraph" style:parent-style-name="Quotations">
      <style:paragraph-properties fo:text-align="justify" style:justify-single-word="false"/>
      <style:text-properties officeooo:paragraph-rsid="00444d2c"/>
    </style:style>
    <style:style style:name="P47" style:family="paragraph" style:parent-style-name="Quotations">
      <style:paragraph-properties fo:text-align="justify" style:justify-single-word="false"/>
      <style:text-properties officeooo:rsid="00457f20" officeooo:paragraph-rsid="00457f20"/>
    </style:style>
    <style:style style:name="P48" style:family="paragraph" style:parent-style-name="Quotations">
      <style:paragraph-properties fo:text-align="center" style:justify-single-word="false"/>
      <style:text-properties officeooo:rsid="00457f20" officeooo:paragraph-rsid="00457f20"/>
    </style:style>
    <style:style style:name="P49" style:family="paragraph" style:parent-style-name="Quotations">
      <style:paragraph-properties fo:text-align="center" style:justify-single-word="false"/>
      <style:text-properties officeooo:paragraph-rsid="00444d2c"/>
    </style:style>
    <style:style style:name="P50" style:family="paragraph" style:parent-style-name="Quotations">
      <style:paragraph-properties fo:text-align="justify" style:justify-single-word="false"/>
      <style:text-properties officeooo:rsid="0045ca7c" officeooo:paragraph-rsid="0045ca7c"/>
    </style:style>
    <style:style style:name="P51" style:family="paragraph" style:parent-style-name="Quotations">
      <style:paragraph-properties fo:text-align="justify" style:justify-single-word="false"/>
      <style:text-properties officeooo:rsid="0045ca7c" officeooo:paragraph-rsid="0046b8a4"/>
    </style:style>
    <style:style style:name="P52" style:family="paragraph" style:parent-style-name="Quotations">
      <style:paragraph-properties fo:text-align="justify" style:justify-single-word="false"/>
      <style:text-properties officeooo:rsid="00483789" officeooo:paragraph-rsid="00483789"/>
    </style:style>
    <style:style style:name="P53" style:family="paragraph" style:parent-style-name="Quotations">
      <style:paragraph-properties fo:text-align="justify" style:justify-single-word="false"/>
      <style:text-properties officeooo:rsid="0048795e" officeooo:paragraph-rsid="0048795e"/>
    </style:style>
    <style:style style:name="P54" style:family="paragraph" style:parent-style-name="Quotations">
      <style:paragraph-properties fo:text-align="justify" style:justify-single-word="false"/>
      <style:text-properties officeooo:rsid="0048c403" officeooo:paragraph-rsid="0048c403"/>
    </style:style>
    <style:style style:name="P55" style:family="paragraph" style:parent-style-name="Illustration">
      <style:paragraph-properties fo:text-align="center" style:justify-single-word="false"/>
    </style:style>
    <style:style style:name="P56" style:family="paragraph" style:parent-style-name="Illustration">
      <style:paragraph-properties fo:text-align="center" style:justify-single-word="false"/>
      <style:text-properties officeooo:paragraph-rsid="004f9f62"/>
    </style:style>
    <style:style style:name="P57" style:family="paragraph" style:parent-style-name="Standard" style:master-page-name="Index">
      <style:paragraph-properties fo:text-align="center" style:justify-single-word="false" style:page-number="auto"/>
      <style:text-properties style:font-name="sans-serif" fo:font-size="34.5pt" officeooo:rsid="000a637a" officeooo:paragraph-rsid="000a637a"/>
    </style:style>
    <style:style style:name="P58" style:family="paragraph" style:parent-style-name="Text_20_body" style:list-style-name="">
      <loext:graphic-properties draw:fill="none"/>
      <style:paragraph-properties fo:margin-left="0cm" fo:margin-right="0cm" fo:margin-top="0.42cm" fo:margin-bottom="1.21cm" loext:contextual-spacing="false" fo:text-align="start" style:justify-single-word="false" fo:text-indent="0cm" style:auto-text-indent="false" fo:background-color="transparent">
        <style:tab-stops/>
      </style:paragraph-properties>
      <style:text-properties officeooo:rsid="00503696" officeooo:paragraph-rsid="0051554c"/>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Title" style:master-page-name="Standard">
      <style:paragraph-properties style:page-number="auto"/>
      <style:text-properties officeooo:rsid="000c56f3" officeooo:paragraph-rsid="000c56f3"/>
    </style:style>
    <style:style style:name="P61" style:family="paragraph" style:parent-style-name="Heading_20_1" style:master-page-name="Standard">
      <style:paragraph-properties fo:text-align="start" style:justify-single-word="false" style:page-number="auto"/>
    </style:style>
    <style:style style:name="P62" style:family="paragraph" style:parent-style-name="Heading_20_1">
      <style:paragraph-properties fo:break-before="page"/>
    </style:style>
    <style:style style:name="P63" style:family="paragraph" style:parent-style-name="Heading_20_1" style:master-page-name="">
      <loext:graphic-properties draw:fill="none"/>
      <style:paragraph-properties fo:margin-left="0cm" fo:margin-right="0cm" fo:margin-top="0.42cm" fo:margin-bottom="1.21cm" loext:contextual-spacing="false" fo:text-align="start" style:justify-single-word="false" fo:text-indent="0cm" style:auto-text-indent="false" style:page-number="auto" fo:break-before="page" fo:background-color="transparent" fo:keep-with-next="always">
        <style:tab-stops/>
      </style:paragraph-properties>
      <style:text-properties officeooo:rsid="00503696" officeooo:paragraph-rsid="00503696"/>
    </style:style>
    <style:style style:name="P64" style:family="paragraph" style:parent-style-name="Contents_20_Heading" style:master-page-name="">
      <style:paragraph-properties style:page-number="auto" fo:break-before="auto" fo:break-after="auto"/>
    </style:style>
    <style:style style:name="P65" style:family="paragraph" style:parent-style-name="Heading_20_2">
      <style:text-properties style:text-underline-style="solid" style:text-underline-width="auto" style:text-underline-color="font-color"/>
    </style:style>
    <style:style style:name="P66" style:family="paragraph" style:parent-style-name="Heading_20_2">
      <style:paragraph-properties fo:text-align="justify" style:justify-single-word="false"/>
      <style:text-properties fo:font-weight="bold" officeooo:rsid="0046b8a4" officeooo:paragraph-rsid="0046b8a4" style:font-weight-asian="bold" style:font-weight-complex="bold"/>
    </style:style>
    <style:style style:name="P67" style:family="paragraph" style:parent-style-name="Heading_20_2">
      <style:paragraph-properties fo:break-before="page"/>
    </style:style>
    <style:style style:name="P68" style:family="paragraph" style:parent-style-name="Header">
      <style:paragraph-properties fo:text-align="start" style:justify-single-word="false"/>
      <style:text-properties officeooo:paragraph-rsid="00536a5f"/>
    </style:style>
    <style:style style:name="P69" style:family="paragraph" style:parent-style-name="Heading_20_3">
      <style:text-properties officeooo:paragraph-rsid="001a1e36"/>
    </style:style>
    <style:style style:name="P70" style:family="paragraph" style:parent-style-name="Heading_20_3">
      <style:text-properties officeooo:paragraph-rsid="0030cee0"/>
    </style:style>
    <style:style style:name="P71" style:family="paragraph" style:parent-style-name="Illustration_20__28_user_29_">
      <style:paragraph-properties fo:text-align="center" style:justify-single-word="false"/>
      <style:text-properties officeooo:paragraph-rsid="0052ebd5"/>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Illustration_20_Index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sans-serif" fo:font-size="15pt"/>
    </style:style>
    <style:style style:name="T2" style:family="text">
      <style:text-properties style:font-name="sans-serif" fo:font-size="15pt" fo:font-weight="bold" style:font-weight-asian="bold" style:font-weight-complex="bold"/>
    </style:style>
    <style:style style:name="T3" style:family="text">
      <style:text-properties officeooo:rsid="0012ead0"/>
    </style:style>
    <style:style style:name="T4" style:family="text">
      <style:text-properties officeooo:rsid="001436f1"/>
    </style:style>
    <style:style style:name="T5" style:family="text">
      <style:text-properties fo:font-size="9pt" style:font-size-asian="9pt" style:font-size-complex="9pt"/>
    </style:style>
    <style:style style:name="T6" style:family="text">
      <style:text-properties fo:font-size="9pt" officeooo:rsid="0016be11" style:font-size-asian="9pt" style:font-size-complex="9pt"/>
    </style:style>
    <style:style style:name="T7" style:family="text">
      <style:text-properties fo:font-size="9pt" officeooo:rsid="001a1e36" style:font-size-asian="9pt" style:font-size-complex="9pt"/>
    </style:style>
    <style:style style:name="T8" style:family="text">
      <style:text-properties fo:font-size="9pt" officeooo:rsid="001c0ac9" style:font-size-asian="9pt" style:font-size-complex="9pt"/>
    </style:style>
    <style:style style:name="T9" style:family="text">
      <style:text-properties fo:font-size="9pt" officeooo:rsid="001cc900" style:font-size-asian="9pt" style:font-size-complex="9pt"/>
    </style:style>
    <style:style style:name="T10" style:family="text">
      <style:text-properties fo:font-size="9pt" officeooo:rsid="001ea113" style:font-size-asian="9pt" style:font-size-complex="9pt"/>
    </style:style>
    <style:style style:name="T11" style:family="text">
      <style:text-properties fo:font-size="9pt" officeooo:rsid="002782cf" style:font-size-asian="9pt" style:font-size-complex="9pt"/>
    </style:style>
    <style:style style:name="T12" style:family="text">
      <style:text-properties fo:font-size="9pt" officeooo:rsid="002e3305" style:font-size-asian="9pt" style:font-size-complex="9pt"/>
    </style:style>
    <style:style style:name="T13" style:family="text">
      <style:text-properties fo:font-size="9pt" style:text-underline-style="none" style:font-size-asian="9pt" style:font-size-complex="9pt"/>
    </style:style>
    <style:style style:name="T14" style:family="text">
      <style:text-properties officeooo:rsid="0016be11"/>
    </style:style>
    <style:style style:name="T15" style:family="text">
      <style:text-properties officeooo:rsid="001a1e36"/>
    </style:style>
    <style:style style:name="T16" style:family="text">
      <style:text-properties officeooo:rsid="001c0ac9"/>
    </style:style>
    <style:style style:name="T17" style:family="text">
      <style:text-properties officeooo:rsid="001cc900"/>
    </style:style>
    <style:style style:name="T18" style:family="text">
      <style:text-properties fo:color="#000000" style:font-name="Liberation Serif"/>
    </style:style>
    <style:style style:name="T19" style:family="text">
      <style:text-properties fo:color="#000000" style:font-name="Liberation Serif" officeooo:rsid="001ea113"/>
    </style:style>
    <style:style style:name="T20" style:family="text">
      <style:text-properties fo:color="#000000" style:font-name="Liberation Serif" fo:font-size="12pt" officeooo:rsid="001cc900" style:font-size-asian="12pt" style:font-size-complex="12pt"/>
    </style:style>
    <style:style style:name="T21" style:family="text">
      <style:text-properties fo:color="#000000" style:font-name="Liberation Serif" officeooo:rsid="00209111"/>
    </style:style>
    <style:style style:name="T22" style:family="text">
      <style:text-properties officeooo:rsid="00209111"/>
    </style:style>
    <style:style style:name="T23" style:family="text">
      <style:text-properties officeooo:rsid="002e7c9c"/>
    </style:style>
    <style:style style:name="T24" style:family="text">
      <style:text-properties officeooo:rsid="0030cee0"/>
    </style:style>
    <style:style style:name="T25" style:family="text">
      <style:text-properties officeooo:rsid="0032033d"/>
    </style:style>
    <style:style style:name="T26" style:family="text">
      <style:text-properties officeooo:rsid="003d1d07"/>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46b8a4" style:font-weight-asian="normal" style:font-weight-complex="normal"/>
    </style:style>
    <style:style style:name="T30" style:family="text">
      <style:text-properties officeooo:rsid="0048795e"/>
    </style:style>
    <style:style style:name="T31" style:family="text">
      <style:text-properties officeooo:rsid="004f9f6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Práctica 2.</text:p>
      <text:p text:style-name="P7">Optimización Local de Soluciones</text:p>
      <text:p text:style-name="P6">Metaheurísticas – Grado de Ingeniería Informática</text:p>
      <text:p text:style-name="P5">Universidad de Córdoba</text:p>
      <text:p text:style-name="P2">2015 / 2016</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1"><text:span text:style-name="T2">Grupo</text:span><text:span text:style-name="T1">: NPGroup</text:span></text:p>
      <text:p text:style-name="P3"/>
      <text:p text:style-name="P1"><text:span text:style-name="T2">Miembros</text:span><text:span text:style-name="T1">:</text:span></text:p>
      <text:p text:style-name="P3"/>
      <text:p text:style-name="P3">- Daniel Carmona Martínez</text:p>
      <text:p text:style-name="P3">- Cristian García Jiménez</text:p>
      <text:p text:style-name="P3">- Antonio Jesús Jiménez Urbano</text:p>
      <text:p text:style-name="P3">- Guillermo Sugráñez Pérez</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4"><text:soft-page-break/>Indice</text:p>
          </text:index-title>
          <text:p text:style-name="P59"><text:a xlink:type="simple" xlink:href="#__RefHeading___Toc107_1513093168" text:style-name="Index_20_Link" text:visited-style-name="Index_20_Link">Capítulo 1 - Codificación<text:tab/>4</text:a></text:p>
          <text:p text:style-name="P74"><text:a xlink:type="simple" xlink:href="#__RefHeading___Toc2832_1309209823" text:style-name="Index_20_Link" text:visited-style-name="Index_20_Link">Problema del viajante<text:tab/>4</text:a></text:p>
          <text:p text:style-name="P72"><text:a xlink:type="simple" xlink:href="#__RefHeading___Toc2834_1309209823" text:style-name="Index_20_Link" text:visited-style-name="Index_20_Link">Operador de vecindario(Solucion Neighoperator(const int &amp; pos=0))<text:tab/>4</text:a></text:p>
          <text:p text:style-name="P72"><text:a xlink:type="simple" xlink:href="#__RefHeading___Toc2836_1309209823" text:style-name="Index_20_Link" text:visited-style-name="Index_20_Link">Primera mejora(void firstImprovement(const int &amp; kNeigh))<text:tab/>5</text:a></text:p>
          <text:p text:style-name="P72"><text:a xlink:type="simple" xlink:href="#__RefHeading___Toc2838_1309209823" text:style-name="Index_20_Link" text:visited-style-name="Index_20_Link">Mejor mejora(void bestImprovement(const int &amp; kNeigh))<text:tab/>6</text:a></text:p>
          <text:p text:style-name="P74"><text:a xlink:type="simple" xlink:href="#__RefHeading___Toc2840_1309209823" text:style-name="Index_20_Link" text:visited-style-name="Index_20_Link">Problema de la mochila<text:tab/>6</text:a></text:p>
          <text:p text:style-name="P72"><text:a xlink:type="simple" xlink:href="#__RefHeading___Toc2842_1309209823" text:style-name="Index_20_Link" text:visited-style-name="Index_20_Link">Operador de vecindario(Solucion Neighoperator(const int &amp; pos=0))<text:tab/>6</text:a></text:p>
          <text:p text:style-name="P72"><text:a xlink:type="simple" xlink:href="#__RefHeading___Toc2844_1309209823" text:style-name="Index_20_Link" text:visited-style-name="Index_20_Link">Primera mejora(void firstImprovement(const int &amp; kNeigh))<text:tab/>6</text:a></text:p>
          <text:p text:style-name="P72"><text:a xlink:type="simple" xlink:href="#__RefHeading___Toc2846_1309209823" text:style-name="Index_20_Link" text:visited-style-name="Index_20_Link">Mejor mejora(void bestImprovement(const int &amp; kNeigh))<text:tab/>6</text:a></text:p>
          <text:p text:style-name="P59"><text:a xlink:type="simple" xlink:href="#__RefHeading___Toc217_1513093168" text:style-name="Index_20_Link" text:visited-style-name="Index_20_Link">Capítulo 2 - Evaluación<text:tab/>7</text:a></text:p>
          <text:p text:style-name="P74"><text:a xlink:type="simple" xlink:href="#__RefHeading___Toc2848_1309209823" text:style-name="Index_20_Link" text:visited-style-name="Index_20_Link">Gráficas Viajante de Comercio<text:tab/>7</text:a></text:p>
          <text:p text:style-name="P74"><text:a xlink:type="simple" xlink:href="#__RefHeading___Toc2850_1309209823" text:style-name="Index_20_Link" text:visited-style-name="Index_20_Link">Gráficas Mochila<text:tab/>13</text:a></text:p>
          <text:p text:style-name="P59"><text:a xlink:type="simple" xlink:href="#__RefHeading___Toc111_1513093168" text:style-name="Index_20_Link" text:visited-style-name="Index_20_Link">Capítulo 3 - Conclusiones<text:tab/>18</text:a></text:p>
          <text:p text:style-name="P74"><text:a xlink:type="simple" xlink:href="#__RefHeading___Toc2852_1309209823" text:style-name="Index_20_Link" text:visited-style-name="Index_20_Link">Problema del Viajante<text:tab/>18</text:a></text:p>
          <text:p text:style-name="P74"><text:a xlink:type="simple" xlink:href="#__RefHeading___Toc2854_1309209823" text:style-name="Index_20_Link" text:visited-style-name="Index_20_Link">Problema de la mochila<text:tab/>18</text:a></text:p>
          <text:p text:style-name="P74"><text:a xlink:type="simple" xlink:href="#__RefHeading___Toc2856_1309209823" text:style-name="Index_20_Link" text:visited-style-name="Index_20_Link">Conclusiones generales<text:tab/>18</text:a></text:p>
          <text:p text:style-name="P59"><text:a xlink:type="simple" xlink:href="#__RefHeading___Toc2858_1309209823" text:style-name="Index_20_Link" text:visited-style-name="Index_20_Link">Capítulo 4 - Problema de la diversidad máxima.<text:tab/>20</text:a></text:p>
        </text:index-body>
      </text:table-of-content>
      <text:p text:style-name="Text_20_body"/>
      <text:illustration-index text:style-name="Sect1"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ilustraciones1_Head">
            <text:p text:style-name="Illustration_20_Index_20_Heading">Índice de ilustraciones</text:p>
          </text:index-title>
          <text:p text:style-name="P73"><text:a xlink:type="simple" xlink:href="#Ilustración!0|sequence" text:style-name="Index_20_Link" text:visited-style-name="Index_20_Link">Illustration 1: Berlin52 k5<text:tab/>7</text:a></text:p>
          <text:p text:style-name="P73"><text:a xlink:type="simple" xlink:href="#Ilustración!1|sequence" text:style-name="Index_20_Link" text:visited-style-name="Index_20_Link">Illustration 2: Berlin52 k500<text:tab/>8</text:a></text:p>
          <text:p text:style-name="P73"><text:a xlink:type="simple" xlink:href="#Ilustración!2|sequence" text:style-name="Index_20_Link" text:visited-style-name="Index_20_Link">Illustration 3: Berlin52 k5000<text:tab/>8</text:a></text:p>
          <text:p text:style-name="P73"><text:a xlink:type="simple" xlink:href="#Ilustración!3|sequence" text:style-name="Index_20_Link" text:visited-style-name="Index_20_Link">Illustration 4: Tiempos Berlin52 k5<text:tab/>9</text:a></text:p>
          <text:p text:style-name="P73"><text:a xlink:type="simple" xlink:href="#Ilustración!4|sequence" text:style-name="Index_20_Link" text:visited-style-name="Index_20_Link">Illustration 5: Tiempos Berlin52 k5000<text:tab/>9</text:a></text:p>
          <text:p text:style-name="P73"><text:a xlink:type="simple" xlink:href="#Ilustración!5|sequence" text:style-name="Index_20_Link" text:visited-style-name="Index_20_Link">Illustration 6: Costes d2103 k5<text:tab/>10</text:a></text:p>
          <text:p text:style-name="P73"><text:a xlink:type="simple" xlink:href="#Ilustración!6|sequence" text:style-name="Index_20_Link" text:visited-style-name="Index_20_Link">Illustration 7: costes d2103 k500<text:tab/>10</text:a></text:p>
          <text:p text:style-name="P73"><text:a xlink:type="simple" xlink:href="#Ilustración!7|sequence" text:style-name="Index_20_Link" text:visited-style-name="Index_20_Link">Illustration 8: costes d2103 k5000<text:tab/>11</text:a></text:p>
          <text:p text:style-name="P73"><text:a xlink:type="simple" xlink:href="#Ilustración!8|sequence" text:style-name="Index_20_Link" text:visited-style-name="Index_20_Link">Illustration 9: Tiempos d2103 k5<text:tab/>11</text:a></text:p>
          <text:p text:style-name="P73"><text:a xlink:type="simple" xlink:href="#Ilustración!9|sequence" text:style-name="Index_20_Link" text:visited-style-name="Index_20_Link">Illustration 10: tiempos d2103 k5000<text:tab/>12</text:a></text:p>
          <text:p text:style-name="P73"><text:a xlink:type="simple" xlink:href="#Ilustración!10|sequence" text:style-name="Index_20_Link" text:visited-style-name="Index_20_Link">Illustration 11: Beneficios KP200 k5<text:tab/>13</text:a></text:p>
          <text:p text:style-name="P73"><text:a xlink:type="simple" xlink:href="#Ilustración!11|sequence" text:style-name="Index_20_Link" text:visited-style-name="Index_20_Link">Illustration 12: Beneficios KP200 k500<text:tab/>13</text:a></text:p>
          <text:p text:style-name="P73"><text:a xlink:type="simple" xlink:href="#Ilustración!12|sequence" text:style-name="Index_20_Link" text:visited-style-name="Index_20_Link">Illustration 13: Beneficios KP200 k5000<text:tab/>14</text:a></text:p>
          <text:p text:style-name="P73"><text:a xlink:type="simple" xlink:href="#Ilustración!13|sequence" text:style-name="Index_20_Link" text:visited-style-name="Index_20_Link">Illustration 14: tiempos KP200 k5<text:tab/>14</text:a></text:p>
          <text:p text:style-name="P73"><text:a xlink:type="simple" xlink:href="#Ilustración!14|sequence" text:style-name="Index_20_Link" text:visited-style-name="Index_20_Link">Illustration 15: tiempos KP200 k5000<text:tab/>15</text:a></text:p>
          <text:p text:style-name="P73"><text:a xlink:type="simple" xlink:href="#Ilustración!15|sequence" text:style-name="Index_20_Link" text:visited-style-name="Index_20_Link">Illustration 16: Beneficios KP10000 k5<text:tab/>15</text:a></text:p>
          <text:p text:style-name="P73"><text:a xlink:type="simple" xlink:href="#Ilustración!16|sequence" text:style-name="Index_20_Link" text:visited-style-name="Index_20_Link">Illustration 17: Beneficios KP10000 k500<text:tab/>16</text:a></text:p>
          <text:p text:style-name="P73"><text:a xlink:type="simple" xlink:href="#Ilustración!17|sequence" text:style-name="Index_20_Link" text:visited-style-name="Index_20_Link">Illustration 18: Beneficios KP10000 k5000<text:tab/>16</text:a></text:p>
          <text:p text:style-name="P73"><text:a xlink:type="simple" xlink:href="#Ilustración!18|sequence" text:style-name="Index_20_Link" text:visited-style-name="Index_20_Link">Illustration 19: tiempos KP10000 k5<text:tab/>17</text:a></text:p>
          <text:p text:style-name="P73"><text:a xlink:type="simple" xlink:href="#Ilustración!19|sequence" text:style-name="Index_20_Link" text:visited-style-name="Index_20_Link">Illustration 20: tiempos KP10000 k5000<text:tab/>17</text:a></text:p>
        </text:index-body>
      </text:illustration-index>
      <text:p text:style-name="Text_20_body"/>
      <text:p text:style-name="P60">Introducción</text:p>
      <text:p text:style-name="P18">En esta práctica se ha abordado nuevamente la resolución de los problemas de la mochila y el viajante de comercio (<text:span text:style-name="T31">v</text:span>istos anteriormente en la práctica 1), pero siguiendo dos nuevas metaheurísticas <text:span text:style-name="T3">(primera mejora y mejor mejora)</text:span> con el objetivo de compa<text:span text:style-name="T3">rar diversas medidas de rendimiento (coste, fitness, tiempo)</text:span> <text:span text:style-name="T3">en función de las iteraciones realizadas. A la hora de realizar optimizaciones para los tiempos de ejecución se introdujo en las distintas estrategias la posibilidad de elegir el número de posibles soluciones a evaluar, una vez implementado nos ha parecido interesante la evolución de la obtención de soluciones optimizadas respecto al tiempo consumido para conseguirlas a medida que va aumentándose el número de dichas soluciones a evaluar. </text:span></text:p>
      <text:p text:style-name="P19">Este documento consta de tres secciones diferentes. Una primera sección d<text:span text:style-name="T4">o</text:span>nde se detallan los aspectos de la codificación de cada nueva metaheurística, <text:span text:style-name="T4">una segunda sección donde se evalúan las pruebas realizadas y una tercera sección donde se listan las conclusiones obtenidas a partir de dichas pruebas. </text:span></text:p>
      <text:h text:style-name="P61" text:outline-level="1"><text:bookmark-start text:name="__RefHeading___Toc107_1513093168"/>Codificación<text:bookmark-end text:name="__RefHeading___Toc107_1513093168"/></text:h>
      <text:p text:style-name="P21">De forma general se ha implementado una clase virtual <text:s/>pura <text:span text:style-name="T15">llamada </text:span><text:s/><text:span text:style-name="T6">“</text:span><text:span text:style-name="_5f_OOoComputerKeyWord"><text:span text:style-name="T7">class</text:span></text:span><text:span text:style-name="T7"> </text:span><text:span text:style-name="_5f_OOoComputerIdent"><text:span text:style-name="T6">LocalSearch</text:span></text:span><text:span text:style-name="T6">”</text:span><text:span text:style-name="T14"> </text:span>con los m<text:span text:style-name="T15">é</text:span>todos necesarios para resolver los distintos problemas:</text:p>
      <text:p text:style-name="P20"><text:tab/><text:span text:style-name="_5f_OOoComputerKeyWord"><text:span text:style-name="T6">virtual</text:span></text:span><text:span text:style-name="T6"> </text:span><text:span text:style-name="_5f_OOoComputerIdent"><text:span text:style-name="T6">Solucion</text:span></text:span><text:span text:style-name="T6"> </text:span><text:span text:style-name="_5f_OOoComputerIdent"><text:span text:style-name="T6">Neighoperator</text:span></text:span><text:span text:style-name="_5f_OOoComputerKeyWord"><text:span text:style-name="T6">(const</text:span></text:span><text:span text:style-name="T6"> </text:span><text:span text:style-name="_5f_OOoComputerKeyWord"><text:span text:style-name="T6">int</text:span></text:span><text:span text:style-name="T6"> </text:span><text:span text:style-name="_5f_OOoComputerKeyWord"><text:span text:style-name="T6">&amp;</text:span></text:span><text:span text:style-name="T6"> </text:span><text:span text:style-name="_5f_OOoComputerIdent"><text:span text:style-name="T6">pos</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p>
      <text:p text:style-name="P20"><text:span text:style-name="_5f_OOoComputerKeyWord"><text:span text:style-name="T6"><text:tab/></text:span></text:span><text:span text:style-name="_5f_OOoComputerKeyWord"><text:span text:style-name="T5">virtual void </text:span></text:span><text:span text:style-name="_5f_OOoComputerIdent"><text:span text:style-name="T5">firstImprovement</text:span></text:span><text:span text:style-name="_5f_OOoComputerKeyWord"><text:span text:style-name="T5">(const int &amp; </text:span></text:span><text:span text:style-name="_5f_OOoComputerIdent"><text:span text:style-name="T5">kNeigh</text:span></text:span><text:span text:style-name="_5f_OOoComputerKeyWord"><text:span text:style-name="T5">)=</text:span></text:span><text:span text:style-name="_5f_OOoComputerLiteral"><text:span text:style-name="T5">0</text:span></text:span><text:span text:style-name="_5f_OOoComputerKeyWord"><text:span text:style-name="T5">;</text:span></text:span></text:p>
      <text:p text:style-name="P20"><text:span text:style-name="_5f_OOoComputerKeyWord"><text:span text:style-name="T5"><text:tab/>virtual void </text:span></text:span><text:span text:style-name="_5f_OOoComputerIdent"><text:span text:style-name="T5">bestImprovement</text:span></text:span><text:span text:style-name="_5f_OOoComputerKeyWord"><text:span text:style-name="T5">(const int &amp; </text:span></text:span><text:span text:style-name="_5f_OOoComputerIdent"><text:span text:style-name="T5">kNeigh</text:span></text:span><text:span text:style-name="_5f_OOoComputerKeyWord"><text:span text:style-name="T5">)=</text:span></text:span><text:span text:style-name="_5f_OOoComputerLiteral"><text:span text:style-name="T5">0</text:span></text:span><text:span text:style-name="_5f_OOoComputerKeyWord"><text:span text:style-name="T5">;</text:span></text:span></text:p>
      <text:p text:style-name="P21"><text:span text:style-name="_5f_OOoComputerKeyWord"><text:span text:style-name="T7"/></text:span></text:p>
      <text:h text:style-name="P65" text:outline-level="2"><text:bookmark-start text:name="__RefHeading___Toc2832_1309209823"/>Problema del viajante<text:bookmark-end text:name="__RefHeading___Toc2832_1309209823"/></text:h>
      <text:p text:style-name="P22">A la hora de abordar el problema, se han reutilizado las diferentes clases de la practica uno, añadiendo los siguientes métodos de la clase “Localsearch” :</text:p>
      <text:h text:style-name="P69" text:outline-level="3"><text:bookmark-start text:name="__RefHeading___Toc2834_1309209823"/>Operador de vecindario<text:span text:style-name="T15">(</text:span><text:span text:style-name="_5f_OOoComputerIdent"><text:span text:style-name="T6">Solucion</text:span></text:span><text:span text:style-name="T6"> </text:span><text:span text:style-name="_5f_OOoComputerIdent"><text:span text:style-name="T6">Neighoperator</text:span></text:span><text:span text:style-name="_5f_OOoComputerKeyWord"><text:span text:style-name="T6">(const</text:span></text:span><text:span text:style-name="T6"> </text:span><text:span text:style-name="_5f_OOoComputerKeyWord"><text:span text:style-name="T6">int</text:span></text:span><text:span text:style-name="T6"> </text:span><text:span text:style-name="_5f_OOoComputerKeyWord"><text:span text:style-name="T6">&amp;</text:span></text:span><text:span text:style-name="T6"> </text:span><text:span text:style-name="_5f_OOoComputerIdent"><text:span text:style-name="T6">pos</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15">)</text:span><text:bookmark-end text:name="__RefHeading___Toc2834_1309209823"/></text:h>
      <text:p text:style-name="Text_20_body_20_indent"><text:tab/><text:span text:style-name="T15">La estrategia considerada en este operador consiste en la realización de un swaping de <text:tab/>dos valores del vector de que guarda la solución al problema( un vector de índices que, <text:tab/>correlativamente, conforman el camino mínimo calculado hasta el momento en el vector <text:tab/>de puntos extraido del fichero ), obtenidos previamente de forma aleatoria.</text:span></text:p>
      <text:p text:style-name="Text_20_body_20_indent"><text:tab/><text:span text:style-name="T16">Su estructura principal es:</text:span></text:p>
      <text:p text:style-name="P23"><text:span text:style-name="T5"><text:tab/></text:span><text:span text:style-name="T8"><text:tab/></text:span><text:span text:style-name="_5f_OOoComputerKeyWord"><text:span text:style-name="T8">int</text:span></text:span><text:span text:style-name="T8"> </text:span><text:span text:style-name="_5f_OOoComputerIdent"><text:span text:style-name="T8">aux</text:span></text:span><text:span text:style-name="_5f_OOoComputerKeyWord"><text:span text:style-name="T8">=</text:span></text:span><text:span text:style-name="_5f_OOoComputerIdent"><text:span text:style-name="T8">Solucion</text:span></text:span><text:span text:style-name="_5f_OOoComputerKeyWord"><text:span text:style-name="T8">.</text:span></text:span><text:span text:style-name="_5f_OOoComputerIdent"><text:span text:style-name="T8">GetValores</text:span></text:span><text:span text:style-name="_5f_OOoComputerKeyWord"><text:span text:style-name="T8">()[</text:span></text:span><text:span text:style-name="_5f_OOoComputerIdent"><text:span text:style-name="T8">pos1</text:span></text:span><text:span text:style-name="_5f_OOoComputerKeyWord"><text:span text:style-name="T8">];</text:span></text:span></text:p>
      <text:p text:style-name="P24"><text:span text:style-name="T5"><text:tab/><text:tab/></text:span><text:span text:style-name="_5f_OOoComputerIdent"><text:span text:style-name="T5">Solucion</text:span></text:span><text:span text:style-name="_5f_OOoComputerKeyWord"><text:span text:style-name="T5">.</text:span></text:span><text:span text:style-name="_5f_OOoComputerIdent"><text:span text:style-name="T5">GetValores</text:span></text:span><text:span text:style-name="_5f_OOoComputerKeyWord"><text:span text:style-name="T5">()[</text:span></text:span><text:span text:style-name="_5f_OOoComputerIdent"><text:span text:style-name="T5">pos1</text:span></text:span><text:span text:style-name="_5f_OOoComputerKeyWord"><text:span text:style-name="T5">] = </text:span></text:span><text:span text:style-name="_5f_OOoComputerIdent"><text:span text:style-name="T13">Solucion</text:span></text:span><text:span text:style-name="_5f_OOoComputerKeyWord"><text:span text:style-name="T13">.</text:span></text:span><text:span text:style-name="_5f_OOoComputerIdent"><text:span text:style-name="T13">GetValores</text:span></text:span><text:span text:style-name="_5f_OOoComputerKeyWord"><text:span text:style-name="T5">()[</text:span></text:span><text:span text:style-name="_5f_OOoComputerIdent"><text:span text:style-name="T5">pos2</text:span></text:span><text:span text:style-name="_5f_OOoComputerKeyWord"><text:span text:style-name="T5">];</text:span></text:span></text:p>
      <text:p text:style-name="P24"><text:span text:style-name="T5"><text:tab/><text:tab/></text:span><text:span text:style-name="_5f_OOoComputerIdent"><text:span text:style-name="T5">Solucion</text:span></text:span><text:span text:style-name="_5f_OOoComputerKeyWord"><text:span text:style-name="T5">.</text:span></text:span><text:span text:style-name="_5f_OOoComputerIdent"><text:span text:style-name="T5">GetValores</text:span></text:span><text:span text:style-name="_5f_OOoComputerKeyWord"><text:span text:style-name="T5">()[</text:span></text:span><text:span text:style-name="_5f_OOoComputerIdent"><text:span text:style-name="T5">pos2</text:span></text:span><text:span text:style-name="_5f_OOoComputerKeyWord"><text:span text:style-name="T5">] = </text:span></text:span><text:span text:style-name="_5f_OOoComputerIdent"><text:span text:style-name="T5">aux</text:span></text:span><text:span text:style-name="_5f_OOoComputerKeyWord"><text:span text:style-name="T5">;</text:span></text:span></text:p>
      <text:p text:style-name="P23"><text:tab/><text:span text:style-name="T16">Para la optimización de los tiempos de ejecución se ha introducido el cálculo de la mejora <text:tab/>de coste producido por el swaping en este operador, restándole las conexiones eliminadas <text:tab/>y sumándole las nuevas, codificándose como sigue: </text:span></text:p>
      <text:p text:style-name="P26"><text:span text:style-name="T8"><text:tab/><text:tab/><text:tab/><text:tab/><text:tab/></text:span><text:span text:style-name="_5f_OOoComputerComment"><text:span text:style-name="T8">//Resta del coste anterior</text:span></text:span></text:p>
      <text:p text:style-name="P27"><text:span text:style-name="T9"><text:tab/><text:tab/></text:span><text:span text:style-name="_5f_OOoComputerIdent"><text:span text:style-name="T9">Solucion</text:span></text:span><text:span text:style-name="_5f_OOoComputerKeyWord"><text:span text:style-name="T9">.</text:span></text:span><text:span text:style-name="_5f_OOoComputerIdent"><text:span text:style-name="T9">SetCoste</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Coste</text:span></text:span><text:span text:style-name="_5f_OOoComputerKeyWord"><text:span text:style-name="T9">() -( </text:span></text:span><text:span text:style-name="_5f_OOoComputerIdent"><text:span text:style-name="T9">euclidean</text:span></text:span><text:span text:style-name="_5f_OOoComputerKeyWord"><text:span text:style-name="T9">(</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1</text:span></text:span><text:span text:style-name="_5f_OOoComputerKeyWord"><text:span text:style-name="T9">-</text:span></text:span><text:span text:style-name="_5f_OOoComputerLiteral"><text:span text:style-name="T9">1</text:span></text:span><text:span text:style-name="_5f_OOoComputerKeyWord"><text:span text:style-name="T9">]], </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1</text:span></text:span><text:span text:style-name="_5f_OOoComputerKeyWord"><text:span text:style-name="T9">]])+</text:span></text:span><text:span text:style-name="T9"> </text:span><text:span text:style-name="_5f_OOoComputerIdent"><text:span text:style-name="T9">euclidean</text:span></text:span><text:span text:style-name="_5f_OOoComputerKeyWord"><text:span text:style-name="T9">(</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1</text:span></text:span><text:span text:style-name="_5f_OOoComputerKeyWord"><text:span text:style-name="T9">]], </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1</text:span></text:span><text:span text:style-name="_5f_OOoComputerKeyWord"><text:span text:style-name="T9">+</text:span></text:span><text:span text:style-name="_5f_OOoComputerLiteral"><text:span text:style-name="T9">1</text:span></text:span><text:span text:style-name="_5f_OOoComputerKeyWord"><text:span text:style-name="T9">]])</text:span></text:span><text:span text:style-name="T9"> </text:span><text:span text:style-name="_5f_OOoComputerKeyWord"><text:span text:style-name="T9">+</text:span></text:span><text:span text:style-name="T9"> </text:span><text:span text:style-name="_5f_OOoComputerIdent"><text:span text:style-name="T9">euclidean</text:span></text:span><text:span text:style-name="_5f_OOoComputerKeyWord"><text:span text:style-name="T9">(</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2</text:span></text:span><text:span text:style-name="_5f_OOoComputerKeyWord"><text:span text:style-name="T9">]], </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2</text:span></text:span><text:span text:style-name="_5f_OOoComputerKeyWord"><text:span text:style-name="T9">+</text:span></text:span><text:span text:style-name="_5f_OOoComputerLiteral"><text:span text:style-name="T9">1</text:span></text:span><text:span text:style-name="_5f_OOoComputerKeyWord"><text:span text:style-name="T9">]])+ </text:span></text:span><text:span text:style-name="_5f_OOoComputerIdent"><text:span text:style-name="T9">euclidean</text:span></text:span><text:span text:style-name="_5f_OOoComputerKeyWord"><text:span text:style-name="T9">(</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2</text:span></text:span><text:span text:style-name="_5f_OOoComputerKeyWord"><text:span text:style-name="T9">-</text:span></text:span><text:span text:style-name="_5f_OOoComputerLiteral"><text:span text:style-name="T9">1</text:span></text:span><text:span text:style-name="_5f_OOoComputerKeyWord"><text:span text:style-name="T9">]], </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2</text:span></text:span><text:span text:style-name="_5f_OOoComputerKeyWord"><text:span text:style-name="T9">]]))</text:span></text:span></text:p>
      <text:p text:style-name="P40"><text:span text:style-name="_5f_OOoComputerKeyWord"><text:span text:style-name="T9">);</text:span></text:span></text:p>
      <text:p text:style-name="P32"><text:soft-page-break/><text:tab/><text:tab/><text:tab/></text:p>
      <text:p text:style-name="P27"><text:span text:style-name="_5f_OOoComputerComment"><text:span text:style-name="T5"/></text:span></text:p>
      <text:p text:style-name="P27"><text:span text:style-name="_5f_OOoComputerComment"><text:span text:style-name="T5">/*</text:span></text:span><text:span text:style-name="_5f_OOoComputerComment"><text:span text:style-name="T9">AQUI SE REALIZA EL SWAPING</text:span></text:span><text:span text:style-name="_5f_OOoComputerComment"><text:span text:style-name="T5">*/</text:span></text:span></text:p>
      <text:p text:style-name="P33"><text:tab/><text:tab/><text:tab/></text:p>
      <text:p text:style-name="P27"><text:span text:style-name="_5f_OOoComputerComment"><text:span text:style-name="T9">//Suma del nuevo coste </text:span></text:span></text:p>
      <text:p text:style-name="P34"><text:tab/><text:tab/><text:tab/></text:p>
      <text:p text:style-name="P28"><text:span text:style-name="_5f_OOoComputerIdent"><text:span text:style-name="T9"><text:tab/><text:tab/>Solucion</text:span></text:span><text:span text:style-name="_5f_OOoComputerKeyWord"><text:span text:style-name="T9">.</text:span></text:span><text:span text:style-name="_5f_OOoComputerIdent"><text:span text:style-name="T9">SetCoste</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Coste</text:span></text:span><text:span text:style-name="_5f_OOoComputerKeyWord"><text:span text:style-name="T9">()</text:span></text:span><text:span text:style-name="T9"> </text:span><text:span text:style-name="_5f_OOoComputerKeyWord"><text:span text:style-name="T9">+ ( </text:span></text:span><text:span text:style-name="_5f_OOoComputerIdent"><text:span text:style-name="T9">euclidean</text:span></text:span><text:span text:style-name="_5f_OOoComputerKeyWord"><text:span text:style-name="T9">(</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1</text:span></text:span><text:span text:style-name="_5f_OOoComputerKeyWord"><text:span text:style-name="T9">-</text:span></text:span><text:span text:style-name="_5f_OOoComputerLiteral"><text:span text:style-name="T9">1</text:span></text:span><text:span text:style-name="_5f_OOoComputerKeyWord"><text:span text:style-name="T9">]], </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1</text:span></text:span><text:span text:style-name="_5f_OOoComputerKeyWord"><text:span text:style-name="T9">]+ </text:span></text:span><text:span text:style-name="_5f_OOoComputerIdent"><text:span text:style-name="T9">euclidean</text:span></text:span><text:span text:style-name="_5f_OOoComputerKeyWord"><text:span text:style-name="T9">(</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1</text:span></text:span><text:span text:style-name="_5f_OOoComputerKeyWord"><text:span text:style-name="T9">]], </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1</text:span></text:span><text:span text:style-name="_5f_OOoComputerKeyWord"><text:span text:style-name="T9">+</text:span></text:span><text:span text:style-name="_5f_OOoComputerLiteral"><text:span text:style-name="T9">1</text:span></text:span><text:span text:style-name="_5f_OOoComputerKeyWord"><text:span text:style-name="T9">]])</text:span></text:span><text:span text:style-name="T9"> </text:span><text:span text:style-name="_5f_OOoComputerKeyWord"><text:span text:style-name="T9">+ </text:span></text:span><text:span text:style-name="_5f_OOoComputerIdent"><text:span text:style-name="T9">euclidean</text:span></text:span><text:span text:style-name="_5f_OOoComputerKeyWord"><text:span text:style-name="T9">(</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2</text:span></text:span><text:span text:style-name="_5f_OOoComputerKeyWord"><text:span text:style-name="T9">]], </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2</text:span></text:span><text:span text:style-name="_5f_OOoComputerKeyWord"><text:span text:style-name="T9">+</text:span></text:span><text:span text:style-name="_5f_OOoComputerLiteral"><text:span text:style-name="T9">1</text:span></text:span><text:span text:style-name="_5f_OOoComputerKeyWord"><text:span text:style-name="T9">]])+ </text:span></text:span><text:span text:style-name="_5f_OOoComputerIdent"><text:span text:style-name="T9">euclidean</text:span></text:span><text:span text:style-name="_5f_OOoComputerKeyWord"><text:span text:style-name="T9">(</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2</text:span></text:span><text:span text:style-name="_5f_OOoComputerKeyWord"><text:span text:style-name="T9">-</text:span></text:span><text:span text:style-name="_5f_OOoComputerLiteral"><text:span text:style-name="T9">1</text:span></text:span><text:span text:style-name="_5f_OOoComputerKeyWord"><text:span text:style-name="T9">]], </text:span></text:span><text:span text:style-name="_5f_OOoComputerIdent"><text:span text:style-name="T9">InstanciaTSP</text:span></text:span><text:span text:style-name="_5f_OOoComputerKeyWord"><text:span text:style-name="T9">.</text:span></text:span><text:span text:style-name="_5f_OOoComputerIdent"><text:span text:style-name="T9">getPuntos</text:span></text:span><text:span text:style-name="_5f_OOoComputerKeyWord"><text:span text:style-name="T9">()[</text:span></text:span><text:span text:style-name="_5f_OOoComputerIdent"><text:span text:style-name="T9">Solucion</text:span></text:span><text:span text:style-name="_5f_OOoComputerKeyWord"><text:span text:style-name="T9">.</text:span></text:span><text:span text:style-name="_5f_OOoComputerIdent"><text:span text:style-name="T9">GetValores</text:span></text:span><text:span text:style-name="_5f_OOoComputerKeyWord"><text:span text:style-name="T9">()[</text:span></text:span><text:span text:style-name="_5f_OOoComputerIdent"><text:span text:style-name="T9">pos2</text:span></text:span><text:span text:style-name="_5f_OOoComputerKeyWord"><text:span text:style-name="T9">]])</text:span></text:span></text:p>
      <text:p text:style-name="P28"><text:span text:style-name="_5f_OOoComputerKeyWord"><text:span text:style-name="T9">);</text:span></text:span><text:span text:style-name="T9"> <text:s/></text:span></text:p>
      <text:p text:style-name="P33"/>
      <text:p text:style-name="P8"><text:span text:style-name="T17"><text:tab/>Siendo “</text:span><text:span text:style-name="_5f_OOoComputerIdent"><text:span text:style-name="T9">euclidean</text:span></text:span><text:span text:style-name="_5f_OOoComputerKeyWord"><text:span text:style-name="T9">(</text:span></text:span><text:span text:style-name="_5f_OOoComputerKeyWord"><text:span text:style-name="T10">point p1, point p2</text:span></text:span><text:span text:style-name="_5f_OOoComputerKeyWord"><text:span text:style-name="T9">)</text:span></text:span><text:span text:style-name="_5f_OOoComputerKeyWord"><text:span text:style-name="T20">"</text:span></text:span><text:span text:style-name="_5f_OOoComputerKeyWord"><text:span text:style-name="T9"> </text:span></text:span><text:span text:style-name="_5f_OOoComputerKeyWord"><text:span text:style-name="T18">un m</text:span></text:span><text:span text:style-name="_5f_OOoComputerKeyWord"><text:span text:style-name="T19">é</text:span></text:span><text:span text:style-name="_5f_OOoComputerKeyWord"><text:span text:style-name="T18">todo de la clase que calcula </text:span></text:span><text:span text:style-name="_5f_OOoComputerKeyWord"><text:span text:style-name="T19">la distancia <text:tab/>eucl</text:span></text:span><text:span text:style-name="_5f_OOoComputerKeyWord"><text:span text:style-name="T21">í</text:span></text:span><text:span text:style-name="_5f_OOoComputerKeyWord"><text:span text:style-name="T19">dea entre dos puntos.</text:span></text:span></text:p>
      <text:h text:style-name="P69" text:outline-level="3"><text:bookmark-start text:name="__RefHeading___Toc2836_1309209823"/>Primera mejora<text:span text:style-name="T15">(</text:span><text:span text:style-name="_5f_OOoComputerKeyWord"><text:span text:style-name="T7">void </text:span></text:span><text:span text:style-name="_5f_OOoComputerIdent"><text:span text:style-name="T7">firstImprovement</text:span></text:span><text:span text:style-name="_5f_OOoComputerKeyWord"><text:span text:style-name="T7">(const int &amp; </text:span></text:span><text:span text:style-name="_5f_OOoComputerIdent"><text:span text:style-name="T7">kNeigh</text:span></text:span><text:span text:style-name="_5f_OOoComputerKeyWord"><text:span text:style-name="T7">)</text:span></text:span><text:span text:style-name="T15">)</text:span><text:bookmark-end text:name="__RefHeading___Toc2836_1309209823"/></text:h>
      <text:p text:style-name="Text_20_body_20_indent"><text:tab/><text:span text:style-name="T22">En este algoritmo se busca la primera solución vecina que mejora el coste de la solución <text:tab/>inicial deteniéndose el proceso de búsqueda y, a partir de ésta, se repite el proceso hasta <text:tab/>no obtener una nueva mejora. Para ello, se ha implementado el pseudocódigo <text:tab/>proporcionado por el profesor en clase, realizando la modificación de que kNeigh <text:tab/>representa el número de vecinos a comparar con la solución actual como método para <text:tab/>mejorar el tiempo de ejecución.</text:span></text:p>
      <text:p text:style-name="P29"><text:tab/><text:span text:style-name="T5"><text:tab/></text:span><text:span text:style-name="_5f_OOoComputerKeyWord"><text:span text:style-name="T11">for(int</text:span></text:span><text:span text:style-name="T11"> </text:span><text:span text:style-name="_5f_OOoComputerIdent"><text:span text:style-name="T11">i</text:span></text:span><text:span text:style-name="T11"> </text:span><text:span text:style-name="_5f_OOoComputerKeyWord"><text:span text:style-name="T11">=</text:span></text:span><text:span text:style-name="T11"> </text:span><text:span text:style-name="_5f_OOoComputerLiteral"><text:span text:style-name="T11">0</text:span></text:span><text:span text:style-name="_5f_OOoComputerKeyWord"><text:span text:style-name="T11">;</text:span></text:span><text:span text:style-name="T11"> </text:span><text:span text:style-name="_5f_OOoComputerIdent"><text:span text:style-name="T11">i</text:span></text:span><text:span text:style-name="_5f_OOoComputerKeyWord"><text:span text:style-name="T11">&lt;</text:span></text:span><text:span text:style-name="_5f_OOoComputerIdent"><text:span text:style-name="T11">kNeigh</text:span></text:span><text:span text:style-name="_5f_OOoComputerKeyWord"><text:span text:style-name="T11">;</text:span></text:span><text:span text:style-name="T11"> </text:span><text:span text:style-name="_5f_OOoComputerIdent"><text:span text:style-name="T11">i</text:span></text:span><text:span text:style-name="_5f_OOoComputerKeyWord"><text:span text:style-name="T11">++)</text:span></text:span><text:span text:style-name="T11"> </text:span><text:span text:style-name="_5f_OOoComputerKeyWord"><text:span text:style-name="T11">{</text:span></text:span></text:p>
      <text:p text:style-name="P30"><text:span text:style-name="T5"><text:tab/><text:tab/><text:tab/></text:span><text:span text:style-name="_5f_OOoComputerIdent"><text:span text:style-name="T5">s1</text:span></text:span><text:span text:style-name="T5"> </text:span><text:span text:style-name="_5f_OOoComputerKeyWord"><text:span text:style-name="T5">=</text:span></text:span><text:span text:style-name="T5"> </text:span><text:span text:style-name="_5f_OOoComputerIdent"><text:span text:style-name="T5">Neighoperator</text:span></text:span><text:span text:style-name="_5f_OOoComputerKeyWord"><text:span text:style-name="T5">();</text:span></text:span></text:p>
      <text:p text:style-name="P30"><text:span text:style-name="T5"><text:tab/><text:tab/><text:tab/></text:span><text:span text:style-name="_5f_OOoComputerComment"><text:span text:style-name="T5">//comprobacion de mejor solucion</text:span></text:span></text:p>
      <text:p text:style-name="P30"><text:span text:style-name="T5"><text:tab/><text:tab/><text:tab/></text:span><text:span text:style-name="_5f_OOoComputerKeyWord"><text:span text:style-name="T5">if(</text:span></text:span><text:span text:style-name="_5f_OOoComputerIdent"><text:span text:style-name="T5">s1</text:span></text:span><text:span text:style-name="_5f_OOoComputerKeyWord"><text:span text:style-name="T5">.</text:span></text:span><text:span text:style-name="_5f_OOoComputerIdent"><text:span text:style-name="T5">GetCoste</text:span></text:span><text:span text:style-name="_5f_OOoComputerKeyWord"><text:span text:style-name="T5">()</text:span></text:span><text:span text:style-name="T5"> </text:span><text:span text:style-name="_5f_OOoComputerKeyWord"><text:span text:style-name="T5">&lt;</text:span></text:span><text:span text:style-name="T5"> </text:span><text:span text:style-name="_5f_OOoComputerIdent"><text:span text:style-name="T5">s2</text:span></text:span><text:span text:style-name="_5f_OOoComputerKeyWord"><text:span text:style-name="T5">.</text:span></text:span><text:span text:style-name="_5f_OOoComputerIdent"><text:span text:style-name="T5">GetCoste</text:span></text:span><text:span text:style-name="_5f_OOoComputerKeyWord"><text:span text:style-name="T5">())</text:span></text:span><text:span text:style-name="T5"> </text:span><text:span text:style-name="_5f_OOoComputerKeyWord"><text:span text:style-name="T5">{</text:span></text:span><text:span text:style-name="T5"><text:tab/></text:span></text:p>
      <text:p text:style-name="P30"><text:span text:style-name="T5"><text:tab/><text:tab/><text:tab/><text:tab/></text:span><text:span text:style-name="_5f_OOoComputerIdent"><text:span text:style-name="T5">SetSol</text:span></text:span><text:span text:style-name="_5f_OOoComputerKeyWord"><text:span text:style-name="T5">(</text:span></text:span><text:span text:style-name="_5f_OOoComputerIdent"><text:span text:style-name="T5">s1</text:span></text:span><text:span text:style-name="_5f_OOoComputerKeyWord"><text:span text:style-name="T5">);</text:span></text:span></text:p>
      <text:p text:style-name="P30"><text:span text:style-name="T5"><text:tab/><text:tab/><text:tab/><text:tab/></text:span><text:span text:style-name="_5f_OOoComputerIdent"><text:span text:style-name="T5">seguir</text:span></text:span><text:span text:style-name="_5f_OOoComputerKeyWord"><text:span text:style-name="T5">=true;</text:span></text:span></text:p>
      <text:p text:style-name="P30"><text:span text:style-name="T5"><text:tab/><text:tab/><text:tab/><text:tab/></text:span><text:span text:style-name="_5f_OOoComputerKeyWord"><text:span text:style-name="T5">break;</text:span></text:span></text:p>
      <text:p text:style-name="P30"><text:span text:style-name="T5"><text:tab/><text:tab/><text:tab/></text:span><text:span text:style-name="_5f_OOoComputerKeyWord"><text:span text:style-name="T5">}</text:span></text:span></text:p>
      <text:p text:style-name="P30"><text:span text:style-name="T5"><text:tab/><text:tab/></text:span><text:span text:style-name="_5f_OOoComputerKeyWord"><text:span text:style-name="T5">}</text:span></text:span></text:p>
      <text:h text:style-name="P69" text:outline-level="3"><text:soft-page-break/></text:h>
      <text:h text:style-name="P69" text:outline-level="3"><text:bookmark-start text:name="__RefHeading___Toc2838_1309209823"/>Mejor mejora<text:span text:style-name="T15">(</text:span><text:span text:style-name="_5f_OOoComputerKeyWord"><text:span text:style-name="T7">void </text:span></text:span><text:span text:style-name="_5f_OOoComputerIdent"><text:span text:style-name="T7">bestImprovement</text:span></text:span><text:span text:style-name="_5f_OOoComputerKeyWord"><text:span text:style-name="T7">(const int &amp; </text:span></text:span><text:span text:style-name="_5f_OOoComputerIdent"><text:span text:style-name="T7">kNeigh</text:span></text:span><text:span text:style-name="_5f_OOoComputerKeyWord"><text:span text:style-name="T7">)</text:span></text:span><text:span text:style-name="T15">)</text:span><text:bookmark-end text:name="__RefHeading___Toc2838_1309209823"/></text:h>
      <text:p text:style-name="P31"><text:tab/><text:span text:style-name="T22">En este algoritmo se busca la mejor solución vecina que mejora el coste de la solución <text:tab/>inicial y, a partir de ésta, se repite el proceso hasta no obtener una nueva mejora. Para <text:tab/>ello, se ha implementado nuevamente el pseudocódigo proporcionado por el profesor en <text:tab/>clase, realizando la misma mejora de rendimiento que en el método anterior.</text:span></text:p>
      <text:h text:style-name="P65" text:outline-level="2"><text:bookmark-start text:name="__RefHeading___Toc2840_1309209823"/>Problema de la mochila<text:bookmark-end text:name="__RefHeading___Toc2840_1309209823"/></text:h>
      <text:p text:style-name="Text_20_body_20_indent">A la hora de afront<text:span text:style-name="T23">ar el problema se ha considerado que se partirá de una solución válida la cual se diferencia de la inicial en la inserción de un nuevo material (se ha considerado como solución inicial la mochila vacía).</text:span></text:p>
      <text:h text:style-name="P70" text:outline-level="3"><text:bookmark-start text:name="__RefHeading___Toc2842_1309209823"/>Operador de vecindario<text:span text:style-name="T15">(</text:span><text:span text:style-name="_5f_OOoComputerIdent"><text:span text:style-name="T6">Solucion</text:span></text:span><text:span text:style-name="T6"> </text:span><text:span text:style-name="_5f_OOoComputerIdent"><text:span text:style-name="T6">Neighoperator</text:span></text:span><text:span text:style-name="_5f_OOoComputerKeyWord"><text:span text:style-name="T6">(const</text:span></text:span><text:span text:style-name="T6"> </text:span><text:span text:style-name="_5f_OOoComputerKeyWord"><text:span text:style-name="T6">int</text:span></text:span><text:span text:style-name="T6"> </text:span><text:span text:style-name="_5f_OOoComputerKeyWord"><text:span text:style-name="T6">&amp;</text:span></text:span><text:span text:style-name="T6"> </text:span><text:span text:style-name="_5f_OOoComputerIdent"><text:span text:style-name="T6">pos</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15">)</text:span><text:bookmark-end text:name="__RefHeading___Toc2842_1309209823"/></text:h>
      <text:p text:style-name="P35"><text:tab/><text:span text:style-name="T15">La estrategia considerada en este operador consiste en la inserción de un uno (que <text:tab/><text:tab/>simboliza la entrada de un material en la mochila) de forma aleatoria. La codificación de <text:tab/>dicha estrategia es la siguiente:</text:span></text:p>
      <text:p text:style-name="P36"><text:tab/><text:tab/><text:tab/><text:span text:style-name="_5f_OOoComputerKeyWord"><text:span text:style-name="T12">int</text:span></text:span><text:span text:style-name="T12"> </text:span><text:span text:style-name="_5f_OOoComputerIdent"><text:span text:style-name="T12">pos</text:span></text:span><text:span text:style-name="T12"> </text:span><text:span text:style-name="_5f_OOoComputerKeyWord"><text:span text:style-name="T12">=</text:span></text:span><text:span text:style-name="T12"> </text:span><text:span text:style-name="_5f_OOoComputerIdent"><text:span text:style-name="T12">rand</text:span></text:span><text:span text:style-name="_5f_OOoComputerKeyWord"><text:span text:style-name="T12">()</text:span></text:span><text:span text:style-name="T12"> </text:span><text:span text:style-name="_5f_OOoComputerKeyWord"><text:span text:style-name="T12">%</text:span></text:span><text:span text:style-name="T12"> </text:span><text:span text:style-name="_5f_OOoComputerIdent"><text:span text:style-name="T12">numeroNodos</text:span></text:span><text:span text:style-name="_5f_OOoComputerKeyWord"><text:span text:style-name="T12">;</text:span></text:span></text:p>
      <text:p text:style-name="P37"><text:span text:style-name="T5"><text:tab/><text:tab/><text:tab/></text:span><text:span text:style-name="_5f_OOoComputerIdent"><text:span text:style-name="T5">Solucion</text:span></text:span><text:span text:style-name="_5f_OOoComputerKeyWord"><text:span text:style-name="T5">.</text:span></text:span><text:span text:style-name="_5f_OOoComputerIdent"><text:span text:style-name="T5">GetValores</text:span></text:span><text:span text:style-name="_5f_OOoComputerKeyWord"><text:span text:style-name="T5">()[</text:span></text:span><text:span text:style-name="_5f_OOoComputerIdent"><text:span text:style-name="T5">pos</text:span></text:span><text:span text:style-name="_5f_OOoComputerKeyWord"><text:span text:style-name="T5">]=</text:span></text:span><text:span text:style-name="_5f_OOoComputerLiteral"><text:span text:style-name="T5">1</text:span></text:span><text:span text:style-name="_5f_OOoComputerKeyWord"><text:span text:style-name="T5">;</text:span></text:span></text:p>
      <text:p text:style-name="P25"><text:tab/>Para la optimización de los tiempos de ejecución se ha introducido el cálculo de la mejora <text:tab/>de coste producido por el swaping en este operador, restándole las conexiones eliminadas <text:tab/>y sumándole las nuevas, codificándose como sigue: </text:p>
      <text:h text:style-name="P70" text:outline-level="3"><text:bookmark-start text:name="__RefHeading___Toc2844_1309209823"/>Primera mejora<text:span text:style-name="T15">(</text:span><text:span text:style-name="_5f_OOoComputerKeyWord"><text:span text:style-name="T7">void </text:span></text:span><text:span text:style-name="_5f_OOoComputerIdent"><text:span text:style-name="T7">firstImprovement</text:span></text:span><text:span text:style-name="_5f_OOoComputerKeyWord"><text:span text:style-name="T7">(const int &amp; </text:span></text:span><text:span text:style-name="_5f_OOoComputerIdent"><text:span text:style-name="T7">kNeigh</text:span></text:span><text:span text:style-name="_5f_OOoComputerKeyWord"><text:span text:style-name="T7">)</text:span></text:span><text:span text:style-name="T15">)</text:span><text:bookmark-end text:name="__RefHeading___Toc2844_1309209823"/></text:h>
      <text:p text:style-name="P38"><text:tab/><text:span text:style-name="T22">En éste nuevamente se busca al igual que la “primera mejora” del viajante de <text:tab/>comercio la primera solución vecina que mejora el coste de la solución inicial <text:tab/>deteniéndose el proceso de búsqueda de la misma forma y, a partir de ésta, repitiéndose el <text:tab/>proceso hasta <text:tab/>no obtener una nueva mejora. La implementación se ha basado en el <text:tab/>mismo pseudocódigo comentado y también se ha aplicado la misma mejora.</text:span></text:p>
      <text:h text:style-name="P70" text:outline-level="3"><text:bookmark-start text:name="__RefHeading___Toc2846_1309209823"/>Mejor mejora<text:span text:style-name="T15">(</text:span><text:span text:style-name="_5f_OOoComputerKeyWord"><text:span text:style-name="T7">void </text:span></text:span><text:span text:style-name="_5f_OOoComputerIdent"><text:span text:style-name="T7">bestImprovement</text:span></text:span><text:span text:style-name="_5f_OOoComputerKeyWord"><text:span text:style-name="T7">(const int &amp; </text:span></text:span><text:span text:style-name="_5f_OOoComputerIdent"><text:span text:style-name="T7">kNeigh</text:span></text:span><text:span text:style-name="_5f_OOoComputerKeyWord"><text:span text:style-name="T7">)</text:span></text:span><text:span text:style-name="T15">)</text:span><text:bookmark-end text:name="__RefHeading___Toc2846_1309209823"/></text:h>
      <text:p text:style-name="P39"><text:tab/><text:span text:style-name="T24">Este algoritmo implementa nuevamente pseudocódigo proporcionado por el profesor en <text:tab/>clase, se busca la mejor solución vecina que mejora el coste de la solución inicial y, a <text:tab/>partir de ésta, se repite el proceso hasta no obtener una nueva mejora. Se ha realizado la <text:tab/>misma mejora de rendimiento mencionada en el viajante de comercio.</text:span></text:p>
      <text:h text:style-name="P62" text:outline-level="1"><text:bookmark-start text:name="__RefHeading___Toc217_1513093168"/>Evaluación<text:bookmark-end text:name="__RefHeading___Toc217_1513093168"/></text:h>
      <text:p text:style-name="P9"><text:tab/><text:span text:style-name="T25">Para la evaluación del problema se han realizado diferentes pruebas variando el número de vecinos y manteniendo fijo el número de iteraciones (1000).</text:span></text:p>
      <text:p text:style-name="P12">Se han llevado a cabo 12 experimentos sobre las 3 instancias proporcionadas en cada caso, fijando el número de vecinos entre 5 y 5000. Por cada experimento se han generado diferentes gráficas reflejándose en ellas el coste, fitness y tiempo de cada ejecución, representándose la relación de éstas con su correspondiente iteración. De dichas gráficas se mostrarán las consideradas como más significativas o interesantes:</text:p>
      <text:p text:style-name="P12"/>
      <text:p text:style-name="P13">Nomenclatura:</text:p>
      <text:p text:style-name="P13">k: número de vecinos considerados.</text:p>
      <text:p text:style-name="P15">iteraciones: n.º de experimentos.</text:p>
      <text:h text:style-name="Heading_20_2" text:outline-level="2"><text:bookmark-start text:name="__RefHeading___Toc2848_1309209823"/>Gráficas Viajante de Comercio<text:bookmark-end text:name="__RefHeading___Toc2848_1309209823"/></text:h>
      <text:p text:style-name="P11"><draw:frame draw:style-name="fr1" draw:name="Frame1" text:anchor-type="paragraph" svg:y="0.577cm" svg:width="12.735cm" draw:z-index="2"><draw:text-box fo:min-height="8.925cm"><text:p text:style-name="P55"><draw:frame draw:style-name="fr4" draw:name="Image1" text:anchor-type="paragraph" svg:width="12.735cm" svg:height="8.925cm" style:rel-height="scale" draw:z-index="3"><draw:image xlink:href="Pictures/2000000200000169000000FD491870DD26376DB8.eps" xlink:type="simple" xlink:show="embed" xlink:actuate="onLoad"/></draw:frame>Illustration <text:sequence text:ref-name="refIllustration0" text:name="Illustration" text:formula="ooow:Illustration+1" style:num-format="1">1</text:sequence>: Berlin52 k5</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2" text:anchor-type="paragraph" svg:x="2.133cm" svg:y="0.062cm" svg:width="12.735cm" draw:z-index="4"><draw:text-box fo:min-height="8.925cm"><text:p text:style-name="P55"><draw:frame draw:style-name="fr4" draw:name="Image2" text:anchor-type="paragraph" svg:width="12.735cm" svg:height="8.925cm" style:rel-height="scale" draw:z-index="5"><draw:image xlink:href="Pictures/2000000200000169000000FD14D2C99440CAD213.eps" xlink:type="simple" xlink:show="embed" xlink:actuate="onLoad"/></draw:frame>Illustration <text:sequence text:ref-name="refIllustration1" text:name="Illustration" text:formula="ooow:Illustration+1" style:num-format="1">2</text:sequence>: Berlin52 k500</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3" text:anchor-type="paragraph" svg:x="2.133cm" svg:y="1.057cm" svg:width="12.735cm" draw:z-index="6"><draw:text-box fo:min-height="8.925cm"><text:p text:style-name="P55"><draw:frame draw:style-name="fr4" draw:name="Image3" text:anchor-type="paragraph" svg:width="12.735cm" svg:height="8.925cm" style:rel-height="scale" draw:z-index="7"><draw:image xlink:href="Pictures/2000000200000169000000FD876F27FE4FCDB3F7.eps" xlink:type="simple" xlink:show="embed" xlink:actuate="onLoad"/></draw:frame>Illustration <text:sequence text:ref-name="refIllustration2" text:name="Illustration" text:formula="ooow:Illustration+1" style:num-format="1">3</text:sequence>: Berlin52 k5000</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Estas tres gráficas representan el coste obtenido en función de las iteraciones en la instancia Berlin52 por ambos métodos.</text:p>
      <text:p text:style-name="P42"><draw:frame draw:style-name="fr3" draw:name="Frame4" text:anchor-type="paragraph" svg:width="12.735cm" draw:z-index="8"><draw:text-box fo:min-height="8.925cm"><text:p text:style-name="P55"><draw:frame draw:style-name="fr4" draw:name="Image4" text:anchor-type="paragraph" svg:width="12.735cm" svg:height="8.925cm" style:rel-height="scale" draw:z-index="9"><draw:image xlink:href="Pictures/2000000200000169000000FDAD3077A702CF2241.eps" xlink:type="simple" xlink:show="embed" xlink:actuate="onLoad"/></draw:frame>Illustration <text:sequence text:ref-name="refIllustration3" text:name="Illustration" text:formula="ooow:Illustration+1" style:num-format="1">4</text:sequence>: Tiempos Berlin52 k5</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Frame5" text:anchor-type="paragraph" svg:width="12.735cm" draw:z-index="10"><draw:text-box fo:min-height="8.925cm"><text:p text:style-name="P55"><draw:frame draw:style-name="fr4" draw:name="Image5" text:anchor-type="paragraph" svg:width="12.735cm" svg:height="8.925cm" style:rel-height="scale" draw:z-index="11"><draw:image xlink:href="Pictures/2000000200000169000000FD0580B1E052801393.eps" xlink:type="simple" xlink:show="embed" xlink:actuate="onLoad"/></draw:frame>Illustration <text:sequence text:ref-name="refIllustration4" text:name="Illustration" text:formula="ooow:Illustration+1" style:num-format="1">5</text:sequence>: Tiempos Berlin52 k5000</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En estas dos gráficas se representa la diferencia de tiempos entre un vecindario pequeño y un vecindario muy grande.</text:p>
      <text:p text:style-name="P43"><draw:frame draw:style-name="fr3" draw:name="Frame6" text:anchor-type="paragraph" svg:width="12.735cm" draw:z-index="12"><draw:text-box fo:min-height="8.925cm"><text:p text:style-name="P55"><draw:frame draw:style-name="fr4" draw:name="Image6" text:anchor-type="paragraph" svg:width="12.735cm" svg:height="8.925cm" style:rel-height="scale" draw:z-index="13"><draw:image xlink:href="Pictures/2000000200000169000000FD1C95F8DAC1367D64.eps" xlink:type="simple" xlink:show="embed" xlink:actuate="onLoad"/></draw:frame>Illustration <text:sequence text:ref-name="refIllustration5" text:name="Illustration" text:formula="ooow:Illustration+1" style:num-format="1">6</text:sequence>: Costes d2103 k5</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Frame7" text:anchor-type="paragraph" svg:width="12.735cm" draw:z-index="14"><draw:text-box fo:min-height="8.925cm"><text:p text:style-name="P55"><draw:frame draw:style-name="fr4" draw:name="Image7" text:anchor-type="paragraph" svg:width="12.735cm" svg:height="8.925cm" style:rel-height="scale" draw:z-index="15"><draw:image xlink:href="Pictures/2000000200000169000000FD7BDECA288CBA7423.eps" xlink:type="simple" xlink:show="embed" xlink:actuate="onLoad"/></draw:frame>Illustration <text:sequence text:ref-name="refIllustration6" text:name="Illustration" text:formula="ooow:Illustration+1" style:num-format="1">7</text:sequence>: costes d2103 k500</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3"><draw:frame draw:style-name="fr3" draw:name="Frame8" text:anchor-type="paragraph" svg:width="12.735cm" draw:z-index="16"><draw:text-box fo:min-height="8.925cm"><text:p text:style-name="P55"><draw:frame draw:style-name="fr4" draw:name="Image8" text:anchor-type="paragraph" svg:width="12.735cm" svg:height="8.925cm" style:rel-height="scale" draw:z-index="17"><draw:image xlink:href="Pictures/2000000200000169000000FDC7CA2A9157E71E49.eps" xlink:type="simple" xlink:show="embed" xlink:actuate="onLoad"/></draw:frame>Illustration <text:sequence text:ref-name="refIllustration7" text:name="Illustration" text:formula="ooow:Illustration+1" style:num-format="1">8</text:sequence>: costes d2103 k5000</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quí se puede observar una gran diferencia de costes entre mejor mejora y primera mejora. Se puede apreciar como mejor mejora se estanca en óptimos locales.</text:p>
      <text:p text:style-name="P14"/>
      <text:p text:style-name="P14"><draw:frame draw:style-name="fr3" draw:name="Frame9" text:anchor-type="paragraph" svg:width="12.735cm" draw:z-index="18"><draw:text-box fo:min-height="8.925cm"><text:p text:style-name="P55"><draw:frame draw:style-name="fr4" draw:name="Image9" text:anchor-type="paragraph" svg:width="12.735cm" svg:height="8.925cm" style:rel-height="scale" draw:z-index="19"><draw:image xlink:href="Pictures/2000000200000169000000FD9CA39B7F673D398F.eps" xlink:type="simple" xlink:show="embed" xlink:actuate="onLoad"/></draw:frame>Illustration <text:sequence text:ref-name="refIllustration8" text:name="Illustration" text:formula="ooow:Illustration+1" style:num-format="1">9</text:sequence>: Tiempos d2103 k5</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3"><draw:frame draw:style-name="fr3" draw:name="Frame10" text:anchor-type="paragraph" svg:width="12.735cm" draw:z-index="20"><draw:text-box fo:min-height="8.925cm"><text:p text:style-name="P55"><draw:frame draw:style-name="fr4" draw:name="Image10" text:anchor-type="paragraph" svg:width="12.735cm" svg:height="8.925cm" style:rel-height="scale" draw:z-index="21"><draw:image xlink:href="Pictures/2000000200000169000000FDE9A533DB41C31371.eps" xlink:type="simple" xlink:show="embed" xlink:actuate="onLoad"/></draw:frame>Illustration <text:sequence text:ref-name="refIllustration9" text:name="Illustration" text:formula="ooow:Illustration+1" style:num-format="1">10</text:sequence>: tiempos d2103 k5000</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 igual que en el caso de Berlin52 los tiempos varían enormemente con el incremento del vecindario.</text:p>
      <text:h text:style-name="P67" text:outline-level="2"><text:bookmark-start text:name="__RefHeading___Toc2850_1309209823"/>Gráficas Mochila<text:bookmark-end text:name="__RefHeading___Toc2850_1309209823"/></text:h>
      <text:p text:style-name="Text_20_body"><draw:frame draw:style-name="fr3" draw:name="Frame11" text:anchor-type="paragraph" svg:width="12.735cm" draw:z-index="22"><draw:text-box fo:min-height="8.925cm"><text:p text:style-name="P55"><draw:frame draw:style-name="fr4" draw:name="Image11" text:anchor-type="paragraph" svg:width="12.735cm" svg:height="8.925cm" style:rel-height="scale" draw:z-index="23"><draw:image xlink:href="Pictures/2000000200000169000000FD13D325FA27683D5B.eps" xlink:type="simple" xlink:show="embed" xlink:actuate="onLoad"/></draw:frame>Illustration <text:sequence text:ref-name="refIllustration10" text:name="Illustration" text:formula="ooow:Illustration+1" style:num-format="1">11</text:sequence>: <text:span text:style-name="T31">Beneficios</text:span> KP200 k5</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rame12" text:anchor-type="paragraph" svg:width="12.735cm" draw:z-index="24"><draw:text-box fo:min-height="8.925cm"><text:p text:style-name="P55"><draw:frame draw:style-name="fr4" draw:name="Image12" text:anchor-type="paragraph" svg:width="12.735cm" svg:height="8.925cm" style:rel-height="scale" draw:z-index="25"><draw:image xlink:href="Pictures/2000000200000169000000FD54FE1EC550847B0E.eps" xlink:type="simple" xlink:show="embed" xlink:actuate="onLoad"/></draw:frame>Illustration <text:sequence text:ref-name="refIllustration11" text:name="Illustration" text:formula="ooow:Illustration+1" style:num-format="1">12</text:sequence>: <text:span text:style-name="T31">Beneficios</text:span> KP200 k50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1"><draw:frame draw:style-name="fr3" draw:name="Frame13" text:anchor-type="paragraph" svg:width="12.735cm" draw:z-index="26"><draw:text-box fo:min-height="8.925cm"><text:p text:style-name="P56"><draw:frame draw:style-name="fr4" draw:name="Image13" text:anchor-type="paragraph" svg:width="12.735cm" svg:height="8.925cm" style:rel-height="scale" draw:z-index="27"><draw:image xlink:href="Pictures/2000000200000169000000FDD64E68ADE9795958.eps" xlink:type="simple" xlink:show="embed" xlink:actuate="onLoad"/></draw:frame>Illustration <text:sequence text:ref-name="refIllustration12" text:name="Illustration" text:formula="ooow:Illustration+1" style:num-format="1">13</text:sequence>: <text:span text:style-name="T31">Beneficios</text:span> KP200 k500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Aquí se observa que para un vecindario mayor, la primera mejora obtiene con diferencia mejores soluciones puesto que la mejor mejora se estanca en óptimos locales.</text:p>
      <text:p text:style-name="P15"><draw:frame draw:style-name="fr3" draw:name="Marco1" text:anchor-type="paragraph" svg:width="12.735cm" draw:z-index="28"><draw:text-box fo:min-height="8.925cm"><text:p text:style-name="P71"><draw:frame draw:style-name="fr4" draw:name="Imagen1" text:anchor-type="paragraph" svg:width="12.735cm" svg:height="8.925cm" style:rel-height="scale" draw:z-index="29"><draw:image xlink:href="Pictures/2000000200000169000000FD5114DDC40F4B8325.eps" xlink:type="simple" xlink:show="embed" xlink:actuate="onLoad"/></draw:frame>Illustration <text:sequence text:ref-name="refIllustration13" text:name="Illustration" text:formula="ooow:Illustration+1" style:num-format="1">14</text:sequence>: tiempos KP200 k5</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4"><draw:frame draw:style-name="fr3" draw:name="Marco2" text:anchor-type="paragraph" svg:width="12.735cm" draw:z-index="30"><draw:text-box fo:min-height="8.925cm"><text:p text:style-name="P71"><draw:frame draw:style-name="fr4" draw:name="Imagen2" text:anchor-type="paragraph" svg:width="12.735cm" svg:height="8.925cm" style:rel-height="scale" draw:z-index="31"><draw:image xlink:href="Pictures/2000000200000169000000FD4C62A180909E7D93.eps" xlink:type="simple" xlink:show="embed" xlink:actuate="onLoad"/></draw:frame>Illustration <text:sequence text:ref-name="refIllustration14" text:name="Illustration" text:formula="ooow:Illustration+1" style:num-format="1">15</text:sequence>: tiempos KP200 k5000</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Observando la gráfica de tiempos obtenidos se puede ver claramente que primera mejora obtiene mejores <text:span text:style-name="T31">resultados</text:span>. </text:p>
      <text:p text:style-name="P15"/>
      <text:p text:style-name="P15"><draw:frame draw:style-name="fr3" draw:name="Marco3" text:anchor-type="paragraph" svg:width="12.735cm" draw:z-index="32"><draw:text-box fo:min-height="8.925cm"><text:p text:style-name="P71"><draw:frame draw:style-name="fr4" draw:name="Imagen3" text:anchor-type="paragraph" svg:width="12.735cm" svg:height="8.925cm" style:rel-height="scale" draw:z-index="33"><draw:image xlink:href="Pictures/2000000200000169000000FD85EC0987CF817300.eps" xlink:type="simple" xlink:show="embed" xlink:actuate="onLoad"/></draw:frame>Illustration <text:sequence text:ref-name="refIllustration15" text:name="Illustration" text:formula="ooow:Illustration+1" style:num-format="1">16</text:sequence>: <text:span text:style-name="T31">Beneficios</text:span> KP<text:span text:style-name="T31">10000</text:span> k5</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4"><draw:frame draw:style-name="fr3" draw:name="Marco4" text:anchor-type="paragraph" svg:width="12.735cm" draw:z-index="34"><draw:text-box fo:min-height="8.925cm"><text:p text:style-name="P71"><draw:frame draw:style-name="fr4" draw:name="Imagen4" text:anchor-type="paragraph" svg:width="12.735cm" svg:height="8.925cm" style:rel-height="scale" draw:z-index="35"><draw:image xlink:href="Pictures/2000000200000169000000FD8678747DAA281601.eps" xlink:type="simple" xlink:show="embed" xlink:actuate="onLoad"/></draw:frame>Illustration <text:sequence text:ref-name="refIllustration16" text:name="Illustration" text:formula="ooow:Illustration+1" style:num-format="1">17</text:sequence>: Beneficios KP10000 k500</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Marco5" text:anchor-type="paragraph" svg:width="12.735cm" draw:z-index="36"><draw:text-box fo:min-height="8.925cm"><text:p text:style-name="P71"><draw:frame draw:style-name="fr4" draw:name="Imagen5" text:anchor-type="paragraph" svg:width="12.735cm" svg:height="8.925cm" style:rel-height="scale" draw:z-index="37"><draw:image xlink:href="Pictures/2000000200000169000000FDD886C0E8E5D39138.eps" xlink:type="simple" xlink:show="embed" xlink:actuate="onLoad"/></draw:frame>Illustration <text:sequence text:ref-name="refIllustration17" text:name="Illustration" text:formula="ooow:Illustration+1" style:num-format="1">18</text:sequence>: Beneficios KP10000 k5000</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Se puede observar claramente que los beneficios obtenidos por mejor mejora son significativamente mayores que los obtenidos por primera mejora.</text:p>
      <text:p text:style-name="P17"/>
      <text:p text:style-name="P45"><draw:frame draw:style-name="fr3" draw:name="Marco6" text:anchor-type="paragraph" svg:width="12.735cm" draw:z-index="38"><draw:text-box fo:min-height="8.925cm"><text:p text:style-name="P71"><draw:frame draw:style-name="fr4" draw:name="Imagen6" text:anchor-type="paragraph" svg:width="12.735cm" svg:height="8.925cm" style:rel-height="scale" draw:z-index="39"><draw:image xlink:href="Pictures/2000000200000169000000FD865D94B5B6A01FA1.eps" xlink:type="simple" xlink:show="embed" xlink:actuate="onLoad"/></draw:frame>Illustration <text:sequence text:ref-name="refIllustration18" text:name="Illustration" text:formula="ooow:Illustration+1" style:num-format="1">19</text:sequence>: tiempos KP10000 k5</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3" draw:name="Marco7" text:anchor-type="paragraph" svg:width="12.735cm" draw:z-index="40"><draw:text-box fo:min-height="8.925cm"><text:p text:style-name="P71"><draw:frame draw:style-name="fr4" draw:name="Imagen7" text:anchor-type="paragraph" svg:width="12.735cm" svg:height="8.925cm" style:rel-height="scale" draw:z-index="41"><draw:image xlink:href="Pictures/2000000200000169000000FDFC114BAEC16454EB.eps" xlink:type="simple" xlink:show="embed" xlink:actuate="onLoad"/></draw:frame>Illustration <text:sequence text:ref-name="refIllustration19" text:name="Illustration" text:formula="ooow:Illustration+1" style:num-format="1">20</text:sequence>: tiempos KP10000 k5000</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En este caso los tiempos son muy dispares. Primera mejora emplea mucho menos tiempo que mejor mejora.</text:p>
      <text:p text:style-name="P17"/>
      <text:h text:style-name="P62" text:outline-level="1"><text:bookmark-start text:name="__RefHeading___Toc111_1513093168"/>Conclusiones<text:bookmark-end text:name="__RefHeading___Toc111_1513093168"/></text:h>
      <text:p text:style-name="P10">A continuación presentamos las conclusiones extraídas del análisis de las gráficas vistas en el apartado anterior.</text:p>
      <text:h text:style-name="Heading_20_2" text:outline-level="2"><text:bookmark-start text:name="__RefHeading___Toc2852_1309209823"/>Problema del Viajante<text:bookmark-end text:name="__RefHeading___Toc2852_1309209823"/></text:h>
      <text:p text:style-name="P46">En este <text:span text:style-name="T26">problema concreto, se observa que al aumentar el número de nodos y vecinos, en primera mejora obtiene mejores resultados de tiempo y parecidos o poco mayores en coste, esto se debe a que la probabilidad de encontrar una primera mejor solución se incrementa reduciendo el tiempo necesario puesto que es una de las primeras encontradas. Calculando la probabilidad a priori de encontrar una solución que mejore la actual para primera mejora sería la probabilidad de elegir una solución que mejore <text:s text:c="3"/>(P) y la de que dicha solución se encuentre entre los k vecinos que hemos seleccionado.</text:span></text:p>
      <text:p text:style-name="P49"><draw:frame draw:style-name="fr5" draw:name="Object1" text:anchor-type="as-char" svg:y="-0.623cm" svg:width="2.725cm" svg:height="1.002cm" draw:z-index="0"><draw:object xlink:href="./Object 1" xlink:type="simple" xlink:show="embed" xlink:actuate="onLoad"/><draw:image xlink:href="./ObjectReplacements/Object 1" xlink:type="simple" xlink:show="embed" xlink:actuate="onLoad"/><svg:desc>formula</svg:desc></draw:frame></text:p>
      <text:p text:style-name="P47">Mientras que en Best la probabilidad de obtener un óptimo es uno porque recorre todo el vecindario hasta encontrar la solución mínimo coste de los k vecinos.</text:p>
      <text:p text:style-name="P48"><draw:frame draw:style-name="fr5" draw:name="Object2" text:anchor-type="as-char" svg:y="-0.621cm" svg:width="1.577cm" svg:height="1cm" draw:z-index="1"><draw:object xlink:href="./Object 2" xlink:type="simple" xlink:show="embed" xlink:actuate="onLoad"/><draw:image xlink:href="./ObjectReplacements/Object 2" xlink:type="simple" xlink:show="embed" xlink:actuate="onLoad"/><svg:desc>formula</svg:desc></draw:frame></text:p>
      <text:h text:style-name="Heading_20_2" text:outline-level="2"><text:bookmark-start text:name="__RefHeading___Toc2854_1309209823"/>Problema de la mochila<text:bookmark-end text:name="__RefHeading___Toc2854_1309209823"/></text:h>
      <text:p text:style-name="P50">En TSP las soluciones <text:span text:style-name="T27">siempre </text:span><text:span text:style-name="T28">las forman </text:span><text:span text:style-name="T27">todos </text:span><text:span text:style-name="T28">los nodos, sin embargo, las soluciones en KP están condicionadas a los objetos que ya se encuentran en la mochila. Esto provoca que cuando tiene pocos materiales, Best se e</text:span><text:span text:style-name="T29">stanque</text:span><text:span text:style-name="T28"> en óptimos locales. </text:span></text:p>
      <text:p text:style-name="P51"><text:span text:style-name="T28">A pesar de que los tiempos </text:span><text:span text:style-name="T29">obtenidos </text:span><text:span text:style-name="T28">con First </text:span><text:span text:style-name="T29">son mucho menores</text:span><text:span text:style-name="T28">, la diferencia de beneficio en soluciones con muchos materiales (mucho mayor para Best) hace que sea más aconsejable usar Best en este tipo de problemas </text:span><text:span text:style-name="T29">en los que el óptimo no contiene todos los posibles elementos del conjunto solución</text:span><text:span text:style-name="T28">.</text:span></text:p>
      <text:h text:style-name="P66" text:outline-level="2"><text:bookmark-start text:name="__RefHeading___Toc2856_1309209823"/>Conclusiones generales<text:bookmark-end text:name="__RefHeading___Toc2856_1309209823"/></text:h>
      <text:p text:style-name="P52">En problemas en los que el óptimo incluye a todos los elementos del conjunto solución <text:span text:style-name="T30">a priori es más aconsejable utilizar el método de la primera mejora aunque es posible que en algún caso no considerado esto no suceda, para asegurarse habría que realizar un experimento más amplio y con más instancias. </text:span></text:p>
      <text:p text:style-name="P53"><text:soft-page-break/>En problemas en los que el óptimo deseado está formando por un subconjunto del conjunto solución parece más aconsejable usar mejor mejora ya que maximiza el beneficio para un coste asociado a este. Al igual que en el caso anterior, es posible que en algún caso no considerado ésto no se cumpla.</text:p>
      <text:p text:style-name="P54">Teniendo en cuenta que primera mejora guarda el primer óptimo encontrado de forma aleatoria este método es mucho más diversificador que mejor mejora, mucho más intensificador que el anterior.</text:p>
      <text:p text:style-name="P54"/>
      <text:h text:style-name="P63" text:outline-level="1"><text:bookmark-start text:name="__RefHeading___Toc2858_1309209823"/>Problema de la diversidad máxima.<text:bookmark-end text:name="__RefHeading___Toc2858_1309209823"/></text:h>
      <text:h text:style-name="P58" text:outline-level="1"><text:bookmark-start text:name="__RefHeading___Toc2860_1309209823"/>Debido a la similitud del problema con el viajante de comercio a la hora de calcular los óptimos usaremos una de las clases implementadas en esta práctica. En esta clase crearemos un operador de vecindario que dada una solución inicial representada en una estructura de datos con los índices que identifican los diferentes puntos cambiará uno de dichos puntos por otro aleatorio <text:s/>diferente a los ya incluidos en la solución actual. El método de optimización que se aplique buscará minimizar la función de fitness con el objetivo de mejorar la solución.<text:bookmark-end text:name="__RefHeading___Toc2860_130920982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margin-top="0.42cm" fo:margin-bottom="1.21cm" loext:contextual-spacing="false"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76cm" fo:margin-right="0cm" fo:margin-top="0.42cm" fo:margin-bottom="1.21cm" loext:contextual-spacing="false" fo:text-indent="-0.76cm" style:auto-text-indent="false">
        <style:tab-stops/>
      </style:paragraph-properties>
      <style:text-properties fo:font-size="200%" fo:font-weight="bold"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49cm" fo:margin-bottom="0.7cm"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paragraph-properties fo:text-align="center" style:justify-single-word="false"/>
    </style:style>
    <style:style style:name="Heading_20_3" style:display-name="Heading 3" style:family="paragraph" style:parent-style-name="Heading" style:next-style-name="Text_20_body" style:default-outline-level="3" style:class="text">
      <style:paragraph-properties fo:margin-left="0.76cm" fo:margin-right="0cm" fo:margin-top="0.247cm" fo:margin-bottom="0.212cm" loext:contextual-spacing="false" fo:text-indent="0.3cm" style:auto-text-indent="false">
        <style:tab-stops/>
      </style:paragraph-properties>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_28_user_29_" style:display-name="Illustration (user)"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Capítulo " style:num-suffix=" - " style:num-format="1">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536a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text:chapter text:display="name" text:outline-level="1">Problema de la diversidad máxima.</text:chapter><text:tab/><text:tab/><text:page-number text:select-page="current">20</text:page-number></text:p>
      </style:header>
    </style:master-page>
    <style:master-page style:name="Portada" style:page-layout-name="Mpm2"/>
    <style:master-page style:name="Sin_20_título1" style:display-name="Sin título1" style:page-layout-name="Mpm3"/>
    <style:master-page style:name="Sin_20_título2" style:display-name="Sin título2"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6:52:08.651469027</meta:creation-date>
    <dc:date>2016-03-31T20:12:28.009581191</dc:date>
    <meta:editing-duration>PT3H54M32S</meta:editing-duration>
    <meta:editing-cycles>41</meta:editing-cycles>
    <meta:generator>LibreOffice/5.0.3.2$Linux_X86_64 LibreOffice_project/00m0$Build-2</meta:generator>
    <meta:document-statistic meta:table-count="0" meta:image-count="20" meta:object-count="2" meta:page-count="20" meta:paragraph-count="155" meta:word-count="1933" meta:character-count="13481" meta:non-whitespace-character-count="11580"/>
  </office:meta>
</office:document-meta>
</file>

<file path=Object 1/content.xml><?xml version="1.0" encoding="utf-8"?>
<math xmlns="http://www.w3.org/1998/Math/MathML" display="block">
  <semantics>
    <mfrac>
      <mrow>
        <mrow>
          <mi>P</mi>
          <mo stretchy="false">∗</mo>
          <mi>k</mi>
        </mrow>
        <mo stretchy="false">−</mo>
        <mi mathvariant="italic">vecinos</mi>
      </mrow>
      <mi mathvariant="italic">vecinos</mi>
    </mfrac>
    <annotation encoding="StarMath 5.0">{P*k-vecinos} over {vecinos} </annotation>
  </semantics>
</math>
</file>

<file path=Object 2/content.xml><?xml version="1.0" encoding="utf-8"?>
<math xmlns="http://www.w3.org/1998/Math/MathML" display="block">
  <semantics>
    <mfrac>
      <mn>1</mn>
      <mi mathvariant="italic">vecinos</mi>
    </mfrac>
    <annotation encoding="StarMath 5.0">{1} over {vecinos} </annotation>
  </semantics>
</math>
</file>